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52cm"/>
    </style:style>
    <style:style style:name="co2" style:family="table-column">
      <style:table-column-properties fo:break-before="auto" style:column-width="5.701cm"/>
    </style:style>
    <style:style style:name="co3" style:family="table-column">
      <style:table-column-properties fo:break-before="auto" style:column-width="5.092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8.576cm"/>
    </style:style>
    <style:style style:name="co6" style:family="table-column">
      <style:table-column-properties fo:break-before="auto" style:column-width="6.059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3.35cm"/>
    </style:style>
    <style:style style:name="co9" style:family="table-column">
      <style:table-column-properties fo:break-before="auto" style:column-width="3.764cm"/>
    </style:style>
    <style:style style:name="co10" style:family="table-column">
      <style:table-column-properties fo:break-before="auto" style:column-width="4.207cm"/>
    </style:style>
    <style:style style:name="co11" style:family="table-column">
      <style:table-column-properties fo:break-before="auto" style:column-width="2.852cm"/>
    </style:style>
    <style:style style:name="co12" style:family="table-column">
      <style:table-column-properties fo:break-before="auto" style:column-width="5.341cm"/>
    </style:style>
    <style:style style:name="co13" style:family="table-column">
      <style:table-column-properties fo:break-before="auto" style:column-width="5.479cm"/>
    </style:style>
    <style:style style:name="co14" style:family="table-column">
      <style:table-column-properties fo:break-before="auto" style:column-width="20.602cm"/>
    </style:style>
    <style:style style:name="co15" style:family="table-column">
      <style:table-column-properties fo:break-before="auto" style:column-width="19.937cm"/>
    </style:style>
    <style:style style:name="co16" style:family="table-column">
      <style:table-column-properties fo:break-before="auto" style:column-width="5.202cm"/>
    </style:style>
    <style:style style:name="co17" style:family="table-column">
      <style:table-column-properties fo:break-before="auto" style:column-width="5.95cm"/>
    </style:style>
    <style:style style:name="co18" style:family="table-column">
      <style:table-column-properties fo:break-before="auto" style:column-width="9.211cm"/>
    </style:style>
    <style:style style:name="co19" style:family="table-column">
      <style:table-column-properties fo:break-before="auto" style:column-width="2.741cm"/>
    </style:style>
    <style:style style:name="co20" style:family="table-column">
      <style:table-column-properties fo:break-before="auto" style:column-width="7.856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6.585cm"/>
    </style:style>
    <style:style style:name="co23" style:family="table-column">
      <style:table-column-properties fo:break-before="auto" style:column-width="2.161cm"/>
    </style:style>
    <style:style style:name="co24" style:family="table-column">
      <style:table-column-properties fo:break-before="auto" style:column-width="4.401cm"/>
    </style:style>
    <style:style style:name="co25" style:family="table-column">
      <style:table-column-properties fo:break-before="auto" style:column-width="8.631cm"/>
    </style:style>
    <style:style style:name="co26" style:family="table-column">
      <style:table-column-properties fo:break-before="auto" style:column-width="3.129cm"/>
    </style:style>
    <style:style style:name="co27" style:family="table-column">
      <style:table-column-properties fo:break-before="auto" style:column-width="5.147cm"/>
    </style:style>
    <style:style style:name="co28" style:family="table-column">
      <style:table-column-properties fo:break-before="auto" style:column-width="5.562cm"/>
    </style:style>
    <style:style style:name="co29" style:family="table-column">
      <style:table-column-properties fo:break-before="auto" style:column-width="3.157cm"/>
    </style:style>
    <style:style style:name="co30" style:family="table-column">
      <style:table-column-properties fo:break-before="auto" style:column-width="2.521cm"/>
    </style:style>
    <style:style style:name="co31" style:family="table-column">
      <style:table-column-properties fo:break-before="auto" style:column-width="3.489cm"/>
    </style:style>
    <style:style style:name="co32" style:family="table-column">
      <style:table-column-properties fo:break-before="auto" style:column-width="4.484cm"/>
    </style:style>
    <style:style style:name="co33" style:family="table-column">
      <style:table-column-properties fo:break-before="auto" style:column-width="9.848cm"/>
    </style:style>
    <style:style style:name="co34" style:family="table-column">
      <style:table-column-properties fo:break-before="auto" style:column-width="1.72cm"/>
    </style:style>
    <style:style style:name="co35" style:family="table-column">
      <style:table-column-properties fo:break-before="auto" style:column-width="1.526cm"/>
    </style:style>
    <style:style style:name="co36" style:family="table-column">
      <style:table-column-properties fo:break-before="auto" style:column-width="8.991cm"/>
    </style:style>
    <style:style style:name="co3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34" table:default-cell-style-name="Default"/>
        <table:table-column table:style-name="co20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>
            <text:p>tag_name</text:p>
          </table:table-cell>
          <table:table-cell office:value-type="string">
            <text:p>Abooki</text:p>
          </table:table-cell>
          <table:table-cell office:value-type="string">
            <text:p>Audeo</text:p>
          </table:table-cell>
          <table:table-cell office:value-type="string">
            <text:p>Audiobook</text:p>
          </table:table-cell>
          <table:table-cell office:value-type="string">
            <text:p>Audioteka</text:p>
          </table:table-cell>
          <table:table-cell office:value-type="string">
            <text:p>Bezdroza</text:p>
          </table:table-cell>
          <table:table-cell office:value-type="string">
            <text:p>BezKartek</text:p>
          </table:table-cell>
          <table:table-cell office:value-type="string">
            <text:p>Bookoteka</text:p>
          </table:table-cell>
          <table:table-cell office:value-type="string">
            <text:p>BooksOn</text:p>
          </table:table-cell>
          <table:table-cell office:value-type="string">
            <text:p>CzeskieKlimaty</text:p>
          </table:table-cell>
          <table:table-cell office:value-type="string">
            <text:p>Czytio</text:p>
          </table:table-cell>
          <table:table-cell office:value-type="string">
            <text:p>DlaBystrzakow</text:p>
          </table:table-cell>
          <table:table-cell office:value-type="string">
            <text:p>DobryEbook</text:p>
          </table:table-cell>
          <table:table-cell office:value-type="string">
            <text:p>eBookpoint</text:p>
          </table:table-cell>
          <table:table-cell office:value-type="string">
            <text:p>ebooks43</text:p>
          </table:table-cell>
          <table:table-cell office:value-type="string">
            <text:p>eClicto</text:p>
          </table:table-cell>
          <table:table-cell office:value-type="string">
            <text:p>Empik</text:p>
          </table:table-cell>
          <table:table-cell office:value-type="string">
            <text:p>EscapeMagazine</text:p>
          </table:table-cell>
          <table:table-cell office:value-type="string">
            <text:p>FantastykaPolska</text:p>
          </table:table-cell>
          <table:table-cell office:value-type="string">
            <text:p>Helion</text:p>
          </table:table-cell>
          <table:table-cell office:value-type="string">
            <text:p>KodeksyWmp3</text:p>
          </table:table-cell>
          <table:table-cell office:value-type="string">
            <text:p>Koobe</text:p>
          </table:table-cell>
          <table:table-cell office:value-type="string">
            <text:p>Latarnik</text:p>
          </table:table-cell>
          <table:table-cell office:value-type="string">
            <text:p>Legimi</text:p>
          </table:table-cell>
          <table:table-cell office:value-type="string">
            <text:p>Merlin</text:p>
          </table:table-cell>
          <table:table-cell office:value-type="string">
            <text:p>Nexto</text:p>
          </table:table-cell>
          <table:table-cell office:value-type="string">
            <text:p>OnePress</text:p>
          </table:table-cell>
          <table:table-cell office:value-type="string">
            <text:p>Pokatne</text:p>
          </table:table-cell>
          <table:table-cell office:value-type="string">
            <text:p>Publio</text:p>
          </table:table-cell>
          <table:table-cell office:value-type="string">
            <text:p>RW2010</text:p>
          </table:table-cell>
          <table:table-cell office:value-type="string">
            <text:p>Selkar</text:p>
          </table:table-cell>
          <table:table-cell office:value-type="string">
            <text:p>Sensus</text:p>
          </table:table-cell>
          <table:table-cell office:value-type="string">
            <text:p>Septem</text:p>
          </table:table-cell>
          <table:table-cell office:value-type="string">
            <text:p>TaniaKsiazka</text:p>
          </table:table-cell>
          <table:table-cell office:value-type="string">
            <text:p>Tmc</text:p>
          </table:table-cell>
          <table:table-cell office:value-type="string">
            <text:p>Virtualo</text:p>
          </table:table-cell>
          <table:table-cell office:value-type="string">
            <text:p>Wikibooks</text:p>
          </table:table-cell>
          <table:table-cell office:value-type="string">
            <text:p>Woblink</text:p>
          </table:table-cell>
          <table:table-cell office:value-type="string">
            <text:p>WolneEbooki</text:p>
          </table:table-cell>
          <table:table-cell office:value-type="string">
            <text:p>WolneLektury</text:p>
          </table:table-cell>
          <table:table-cell office:value-type="string">
            <text:p>Zantes</text:p>
          </table:table-cell>
          <table:table-cell office:value-type="string">
            <text:p>ZielonaSowa</text:p>
          </table:table-cell>
          <table:table-cell office:value-type="string">
            <text:p>Zinamon</text:p>
          </table:table-cell>
          <table:table-cell office:value-type="string">
            <text:p>ZloteMysli</text:p>
          </table:table-cell>
          <table:table-cell table:number-columns-repeated="5"/>
        </table:table-row>
        <table:table-row table:style-name="ro1">
          <table:table-cell office:value-type="string">
            <text:p>rating</text:p>
          </table:table-cell>
          <table:table-cell table:number-columns-repeated="26"/>
          <table:table-cell office:value-type="string">
            <text:p>./rating</text:p>
          </table:table-cell>
          <table:table-cell table:number-columns-repeated="7"/>
          <table:table-cell office:value-type="string">
            <text:p>./rating</text:p>
          </table:table-cell>
          <table:table-cell table:number-columns-repeated="13"/>
        </table:table-row>
        <table:table-row table:style-name="ro1">
          <table:table-cell office:value-type="string">
            <text:p>redactor</text:p>
          </table:table-cell>
          <table:table-cell table:number-columns-repeated="23"/>
          <table:table-cell office:value-type="string">
            <text:p>./redakcja</text:p>
          </table:table-cell>
          <table:table-cell table:number-columns-repeated="24"/>
        </table:table-row>
        <table:table-row table:style-name="ro1">
          <table:table-cell office:value-type="string">
            <text:p>page_count</text:p>
          </table:table-cell>
          <table:table-cell table:number-columns-repeated="4"/>
          <table:table-cell office:value-type="string">
            <text:p>./liczbastron</text:p>
          </table:table-cell>
          <table:table-cell office:value-type="string">
            <text:p>./pageCount</text:p>
          </table:table-cell>
          <table:table-cell table:number-columns-repeated="2"/>
          <table:table-cell office:value-type="string">
            <text:p>./attrs/a[@name='Ilosc_stron']</text:p>
          </table:table-cell>
          <table:table-cell/>
          <table:table-cell office:value-type="string">
            <text:p>./liczbastron</text:p>
          </table:table-cell>
          <table:table-cell office:value-type="string">
            <text:p>./liczba_stron</text:p>
          </table:table-cell>
          <table:table-cell office:value-type="string">
            <text:p>./liczbastron</text:p>
          </table:table-cell>
          <table:table-cell table:number-columns-repeated="5"/>
          <table:table-cell office:value-type="string">
            <text:p>./liczbastron</text:p>
          </table:table-cell>
          <table:table-cell table:number-columns-repeated="4"/>
          <table:table-cell office:value-type="string">
            <text:p>./liczba_stron</text:p>
          </table:table-cell>
          <table:table-cell/>
          <table:table-cell office:value-type="string">
            <text:p>./liczbastron</text:p>
          </table:table-cell>
          <table:table-cell table:number-columns-repeated="3"/>
          <table:table-cell office:value-type="string">
            <text:p>pages</text:p>
          </table:table-cell>
          <table:table-cell office:value-type="string">
            <text:p>./liczbastron</text:p>
          </table:table-cell>
          <table:table-cell office:value-type="string">
            <text:p>./liczbastron</text:p>
          </table:table-cell>
          <table:table-cell table:number-columns-repeated="16"/>
        </table:table-row>
        <table:table-row table:style-name="ro1">
          <table:table-cell office:value-type="string">
            <text:p>isbn</text:p>
          </table:table-cell>
          <table:table-cell table:number-columns-repeated="29"/>
          <table:table-cell office:value-type="string">
            <text:p>isbn</text:p>
          </table:table-cell>
          <table:table-cell table:number-columns-repeated="18"/>
        </table:table-row>
        <table:table-row table:style-name="ro1">
          <table:table-cell office:value-type="string">
            <text:p>cover_small</text:p>
          </table:table-cell>
          <table:table-cell table:number-columns-repeated="42"/>
          <table:table-cell office:value-type="string">
            <text:p>./n:attributes/n:attribute[n:name='zm:imageSmall']/n:value</text:p>
          </table:table-cell>
          <table:table-cell table:number-columns-repeated="5"/>
        </table:table-row>
        <table:table-row table:style-name="ro1">
          <table:table-cell office:value-type="string">
            <text:p>free_sample_online_tool</text:p>
          </table:table-cell>
          <table:table-cell table:number-columns-repeated="4"/>
          <table:table-cell office:value-type="string">
            <text:p>./issueurl</text:p>
          </table:table-cell>
          <table:table-cell table:number-columns-repeated="5"/>
          <table:table-cell office:value-type="string">
            <text:p>./issueurl</text:p>
          </table:table-cell>
          <table:table-cell/>
          <table:table-cell office:value-type="string">
            <text:p>./issueurl</text:p>
          </table:table-cell>
          <table:table-cell table:number-columns-repeated="5"/>
          <table:table-cell office:value-type="string">
            <text:p>./issueurl</text:p>
          </table:table-cell>
          <table:table-cell table:number-columns-repeated="6"/>
          <table:table-cell office:value-type="string">
            <text:p>./issueurl</text:p>
          </table:table-cell>
          <table:table-cell table:number-columns-repeated="4"/>
          <table:table-cell office:value-type="string">
            <text:p>./issueurl</text:p>
          </table:table-cell>
          <table:table-cell office:value-type="string">
            <text:p>./issueurl</text:p>
          </table:table-cell>
          <table:table-cell table:number-columns-repeated="16"/>
        </table:table-row>
        <table:table-row table:style-name="ro1">
          <table:table-cell office:value-type="string">
            <text:p>availability</text:p>
          </table:table-cell>
          <table:table-cell/>
          <table:table-cell office:value-type="string">
            <text:p>@avail</text:p>
          </table:table-cell>
          <table:table-cell table:number-columns-repeated="5"/>
          <table:table-cell office:value-type="string">
            <text:p>@avail</text:p>
          </table:table-cell>
          <table:table-cell table:number-columns-repeated="6"/>
          <table:table-cell office:value-type="string">
            <text:p>@avail</text:p>
          </table:table-cell>
          <table:table-cell office:value-type="string">
            <text:p>./availability</text:p>
          </table:table-cell>
          <table:table-cell table:number-columns-repeated="5"/>
          <table:table-cell office:value-type="string">
            <text:p>@avail</text:p>
          </table:table-cell>
          <table:table-cell table:number-columns-repeated="14"/>
          <table:table-cell office:value-type="string">
            <text:p>@avail</text:p>
          </table:table-cell>
          <table:table-cell table:number-columns-repeated="5"/>
          <table:table-cell office:value-type="string">
            <text:p>./n:availability</text:p>
          </table:table-cell>
          <table:table-cell table:number-columns-repeated="5"/>
        </table:table-row>
        <table:table-row table:style-name="ro1">
          <table:table-cell office:value-type="string">
            <text:p>votes</text:p>
          </table:table-cell>
          <table:table-cell table:number-columns-repeated="26"/>
          <table:table-cell office:value-type="string">
            <text:p>./votes</text:p>
          </table:table-cell>
          <table:table-cell table:number-columns-repeated="21"/>
        </table:table-row>
        <table:table-row table:style-name="ro1">
          <table:table-cell office:value-type="string">
            <text:p>title</text:p>
          </table:table-cell>
          <table:table-cell office:value-type="string">
            <text:p>./name</text:p>
          </table:table-cell>
          <table:table-cell office:value-type="string">
            <text:p>./name</text:p>
          </table:table-cell>
          <table:table-cell office:value-type="string">
            <text:p>./name</text:p>
          </table:table-cell>
          <table:table-cell office:value-type="string">
            <text:p>./n:name</text:p>
          </table:table-cell>
          <table:table-cell office:value-type="string">
            <text:p>./tytul[@language='polski']</text:p>
          </table:table-cell>
          <table:table-cell office:value-type="string">
            <text:p>./name</text:p>
          </table:table-cell>
          <table:table-cell office:value-type="string">
            <text:p>./title</text:p>
          </table:table-cell>
          <table:table-cell office:value-type="string">
            <text:p>./n:name</text:p>
          </table:table-cell>
          <table:table-cell office:value-type="string">
            <text:p>./name</text:p>
          </table:table-cell>
          <table:table-cell office:value-type="string">
            <text:p>./title</text:p>
          </table:table-cell>
          <table:table-cell office:value-type="string">
            <text:p>./tytul[@language='polski']</text:p>
          </table:table-cell>
          <table:table-cell office:value-type="string">
            <text:p>./tytul</text:p>
          </table:table-cell>
          <table:table-cell office:value-type="string">
            <text:p>./tytul[@language='polski']</text:p>
          </table:table-cell>
          <table:table-cell office:value-type="string">
            <text:p>./div[@class='book_box_title']/a</text:p>
          </table:table-cell>
          <table:table-cell office:value-type="string">
            <text:p>./name</text:p>
          </table:table-cell>
          <table:table-cell office:value-type="string">
            <text:p>./name</text:p>
          </table:table-cell>
          <table:table-cell office:value-type="string">
            <text:p>./title</text:p>
          </table:table-cell>
          <table:table-cell office:value-type="string">
            <text:p>./title</text:p>
          </table:table-cell>
          <table:table-cell office:value-type="string">
            <text:p>./tytul[@language='polski']</text:p>
          </table:table-cell>
          <table:table-cell office:value-type="string">
            <text:p>./name</text:p>
          </table:table-cell>
          <table:table-cell office:value-type="string">
            <text:p>./name</text:p>
          </table:table-cell>
          <table:table-cell office:value-type="string">
            <text:p>./name</text:p>
          </table:table-cell>
          <table:table-cell office:value-type="string">
            <text:p>./n:name</text:p>
          </table:table-cell>
          <table:table-cell office:value-type="string">
            <text:p>./tytul</text:p>
          </table:table-cell>
          <table:table-cell office:value-type="string">
            <text:p>./title</text:p>
          </table:table-cell>
          <table:table-cell office:value-type="string">
            <text:p>./tytul[@language='polski']</text:p>
          </table:table-cell>
          <table:table-cell office:value-type="string">
            <text:p>./title</text:p>
          </table:table-cell>
          <table:table-cell office:value-type="string">
            <text:p>./title</text:p>
          </table:table-cell>
          <table:table-cell office:value-type="string">
            <text:p>./tytul</text:p>
          </table:table-cell>
          <table:table-cell office:value-type="string">
            <text:p>title</text:p>
          </table:table-cell>
          <table:table-cell office:value-type="string">
            <text:p>./tytul[@language='polski']</text:p>
          </table:table-cell>
          <table:table-cell office:value-type="string">
            <text:p>./tytul[@language='polski']</text:p>
          </table:table-cell>
          <table:table-cell office:value-type="string">
            <text:p>./name</text:p>
          </table:table-cell>
          <table:table-cell office:value-type="string">
            <text:p>./n:name</text:p>
          </table:table-cell>
          <table:table-cell office:value-type="string">
            <text:p>./title</text:p>
          </table:table-cell>
          <table:table-cell/>
          <table:table-cell office:value-type="string">
            <text:p>./name</text:p>
          </table:table-cell>
          <table:table-cell office:value-type="string">
            <text:p>./title</text:p>
          </table:table-cell>
          <table:table-cell/>
          <table:table-cell office:value-type="string">
            <text:p>./title</text:p>
          </table:table-cell>
          <table:table-cell office:value-type="string">
            <text:p>./n:name</text:p>
          </table:table-cell>
          <table:table-cell office:value-type="string">
            <text:p>./tytul</text:p>
          </table:table-cell>
          <table:table-cell office:value-type="string">
            <text:p>./n:name</text:p>
          </table:table-cell>
          <table:table-cell table:number-columns-repeated="5"/>
        </table:table-row>
        <table:table-row table:style-name="ro1">
          <table:table-cell office:value-type="string">
            <text:p>place_in_top</text:p>
          </table:table-cell>
          <table:table-cell table:number-columns-repeated="4"/>
          <table:table-cell office:value-type="string">
            <text:p>./top</text:p>
          </table:table-cell>
          <table:table-cell table:number-columns-repeated="5"/>
          <table:table-cell office:value-type="string">
            <text:p>./top</text:p>
          </table:table-cell>
          <table:table-cell/>
          <table:table-cell office:value-type="string">
            <text:p>./top</text:p>
          </table:table-cell>
          <table:table-cell table:number-columns-repeated="5"/>
          <table:table-cell office:value-type="string">
            <text:p>./top</text:p>
          </table:table-cell>
          <table:table-cell table:number-columns-repeated="6"/>
          <table:table-cell office:value-type="string">
            <text:p>./top</text:p>
          </table:table-cell>
          <table:table-cell table:number-columns-repeated="4"/>
          <table:table-cell office:value-type="string">
            <text:p>./top</text:p>
          </table:table-cell>
          <table:table-cell office:value-type="string">
            <text:p>./top</text:p>
          </table:table-cell>
          <table:table-cell table:number-columns-repeated="16"/>
        </table:table-row>
        <table:table-row table:style-name="ro1">
          <table:table-cell office:value-type="string">
            <text:p>book_size</text:p>
          </table:table-cell>
          <table:table-cell table:number-columns-repeated="4"/>
          <table:table-cell office:value-type="string">
            <text:p>./format</text:p>
          </table:table-cell>
          <table:table-cell table:number-columns-repeated="5"/>
          <table:table-cell office:value-type="string">
            <text:p>./format</text:p>
          </table:table-cell>
          <table:table-cell/>
          <table:table-cell office:value-type="string">
            <text:p>./format</text:p>
          </table:table-cell>
          <table:table-cell table:number-columns-repeated="5"/>
          <table:table-cell office:value-type="string">
            <text:p>./format</text:p>
          </table:table-cell>
          <table:table-cell table:number-columns-repeated="6"/>
          <table:table-cell office:value-type="string">
            <text:p>./format</text:p>
          </table:table-cell>
          <table:table-cell table:number-columns-repeated="4"/>
          <table:table-cell office:value-type="string">
            <text:p>./format</text:p>
          </table:table-cell>
          <table:table-cell office:value-type="string">
            <text:p>./format</text:p>
          </table:table-cell>
          <table:table-cell table:number-columns-repeated="16"/>
        </table:table-row>
        <table:table-row table:style-name="ro1">
          <table:table-cell office:value-type="string">
            <text:p>baset</text:p>
          </table:table-cell>
          <table:table-cell table:number-columns-repeated="7"/>
          <table:table-cell office:value-type="string">
            <text:p>@baset</text:p>
          </table:table-cell>
          <table:table-cell table:number-columns-repeated="40"/>
        </table:table-row>
        <table:table-row table:style-name="ro1">
          <table:table-cell office:value-type="string">
            <text:p>manufacturer_id</text:p>
          </table:table-cell>
          <table:table-cell table:number-columns-repeated="24"/>
          <table:table-cell office:value-type="string">
            <text:p>./manufacturer_id</text:p>
          </table:table-cell>
          <table:table-cell table:number-columns-repeated="23"/>
        </table:table-row>
        <table:table-row table:style-name="ro1">
          <table:table-cell office:value-type="string">
            <text:p>name_of_promotion</text:p>
          </table:table-cell>
          <table:table-cell table:number-columns-repeated="4"/>
          <table:table-cell office:value-type="string">
            <text:p>./promocja</text:p>
          </table:table-cell>
          <table:table-cell table:number-columns-repeated="5"/>
          <table:table-cell office:value-type="string">
            <text:p>./promocja</text:p>
          </table:table-cell>
          <table:table-cell/>
          <table:table-cell office:value-type="string">
            <text:p>./promocja</text:p>
          </table:table-cell>
          <table:table-cell table:number-columns-repeated="5"/>
          <table:table-cell office:value-type="string">
            <text:p>./promocja</text:p>
          </table:table-cell>
          <table:table-cell table:number-columns-repeated="6"/>
          <table:table-cell office:value-type="string">
            <text:p>./promocja</text:p>
          </table:table-cell>
          <table:table-cell table:number-columns-repeated="4"/>
          <table:table-cell office:value-type="string">
            <text:p>./promocja</text:p>
          </table:table-cell>
          <table:table-cell office:value-type="string">
            <text:p>./promocja</text:p>
          </table:table-cell>
          <table:table-cell table:number-columns-repeated="16"/>
        </table:table-row>
        <table:table-row table:style-name="ro1">
          <table:table-cell office:value-type="string">
            <text:p>product_type_id</text:p>
          </table:table-cell>
          <table:table-cell table:number-columns-repeated="42"/>
          <table:table-cell office:value-type="string">
            <text:p>./n:attributes/n:attribute[n:name='zm:productTypeId']/n:value</text:p>
          </table:table-cell>
          <table:table-cell table:number-columns-repeated="5"/>
        </table:table-row>
        <table:table-row table:style-name="ro1">
          <table:table-cell office:value-type="string">
            <text:p>views</text:p>
          </table:table-cell>
          <table:table-cell table:number-columns-repeated="26"/>
          <table:table-cell office:value-type="string">
            <text:p>./views</text:p>
          </table:table-cell>
          <table:table-cell table:number-columns-repeated="21"/>
        </table:table-row>
        <table:table-row table:style-name="ro1">
          <table:table-cell office:value-type="string">
            <text:p>lang_long</text:p>
          </table:table-cell>
          <table:table-cell table:number-columns-repeated="5"/>
          <table:table-cell office:value-type="string">
            <text:p>./languages/lang_long</text:p>
          </table:table-cell>
          <table:table-cell table:number-columns-repeated="42"/>
        </table:table-row>
        <table:table-row table:style-name="ro1">
          <table:table-cell office:value-type="string">
            <text:p>list_price</text:p>
          </table:table-cell>
          <table:table-cell table:number-columns-repeated="29"/>
          <table:table-cell office:value-type="string">
            <text:p>list_price</text:p>
          </table:table-cell>
          <table:table-cell table:number-columns-repeated="18"/>
        </table:table-row>
        <table:table-row table:style-name="ro1">
          <table:table-cell office:value-type="string">
            <text:p>publication_date</text:p>
          </table:table-cell>
          <table:table-cell table:number-columns-repeated="29"/>
          <table:table-cell office:value-type="string">
            <text:p>published</text:p>
          </table:table-cell>
          <table:table-cell table:number-columns-repeated="18"/>
        </table:table-row>
        <table:table-row table:style-name="ro1">
          <table:table-cell office:value-type="string">
            <text:p>@id</text:p>
          </table:table-cell>
          <table:table-cell table:number-columns-repeated="35"/>
          <table:table-cell office:value-type="string">
            <text:p>external_id</text:p>
          </table:table-cell>
          <table:table-cell table:number-columns-repeated="12"/>
        </table:table-row>
        <table:table-row table:style-name="ro1">
          <table:table-cell office:value-type="string">
            <text:p>categories</text:p>
          </table:table-cell>
          <table:table-cell table:number-columns-repeated="16"/>
          <table:table-cell office:value-type="string">
            <text:p>./*[contains(name()</text:p>
          </table:table-cell>
          <table:table-cell office:value-type="string">
            <text:p><text:s/>'categories_')]</text:p>
          </table:table-cell>
          <table:table-cell table:number-columns-repeated="10"/>
          <table:table-cell office:value-type="string">
            <text:p>./categories/category</text:p>
          </table:table-cell>
          <table:table-cell table:number-columns-repeated="11"/>
          <table:table-cell office:value-type="string">
            <text:p>./*[contains(name()</text:p>
          </table:table-cell>
          <table:table-cell office:value-type="string">
            <text:p><text:s/>'categories_')]</text:p>
          </table:table-cell>
          <table:table-cell table:number-columns-repeated="6"/>
        </table:table-row>
        <table:table-row table:style-name="ro1">
          <table:table-cell office:value-type="string">
            <text:p>api_price</text:p>
          </table:table-cell>
          <table:table-cell table:number-columns-repeated="24"/>
          <table:table-cell office:value-type="string">
            <text:p>./issues/issue/net_api_price</text:p>
          </table:table-cell>
          <table:table-cell table:number-columns-repeated="23"/>
        </table:table-row>
        <table:table-row table:style-name="ro1">
          <table:table-cell office:value-type="string">
            <text:p>notes</text:p>
          </table:table-cell>
          <table:table-cell table:number-columns-repeated="17"/>
          <table:table-cell office:value-type="string">
            <text:p>./description/div/div[@class='field-items']/div</text:p>
          </table:table-cell>
          <table:table-cell table:number-columns-repeated="30"/>
        </table:table-row>
        <table:table-row table:style-name="ro1">
          <table:table-cell office:value-type="string">
            <text:p>translators</text:p>
          </table:table-cell>
          <table:table-cell table:number-columns-repeated="4"/>
          <table:table-cell office:value-type="string">
            <text:p>./tlumacz</text:p>
          </table:table-cell>
          <table:table-cell table:number-columns-repeated="5"/>
          <table:table-cell office:value-type="string">
            <text:p>./tlumacz</text:p>
          </table:table-cell>
          <table:table-cell/>
          <table:table-cell office:value-type="string">
            <text:p>./tlumacz</text:p>
          </table:table-cell>
          <table:table-cell table:number-columns-repeated="5"/>
          <table:table-cell office:value-type="string">
            <text:p>./tlumacz</text:p>
          </table:table-cell>
          <table:table-cell table:number-columns-repeated="4"/>
          <table:table-cell office:value-type="string">
            <text:p>./tlumacz</text:p>
          </table:table-cell>
          <table:table-cell/>
          <table:table-cell office:value-type="string">
            <text:p>./tlumacz</text:p>
          </table:table-cell>
          <table:table-cell table:number-columns-repeated="3"/>
          <table:table-cell office:value-type="string">
            <text:p>translator</text:p>
          </table:table-cell>
          <table:table-cell office:value-type="string">
            <text:p>./tlumacz</text:p>
          </table:table-cell>
          <table:table-cell office:value-type="string">
            <text:p>./tlumacz</text:p>
          </table:table-cell>
          <table:table-cell table:number-columns-repeated="16"/>
        </table:table-row>
        <table:table-row table:style-name="ro1">
          <table:table-cell office:value-type="string">
            <text:p>security</text:p>
          </table:table-cell>
          <table:table-cell table:number-columns-repeated="5"/>
          <table:table-cell office:value-type="string">
            <text:p>./securityType</text:p>
          </table:table-cell>
          <table:table-cell table:number-columns-repeated="42"/>
        </table:table-row>
        <table:table-row table:style-name="ro1">
          <table:table-cell office:value-type="string">
            <text:p>default_price</text:p>
          </table:table-cell>
          <table:table-cell table:number-columns-repeated="24"/>
          <table:table-cell office:value-type="string">
            <text:p>./issues/issue/default_net_price</text:p>
          </table:table-cell>
          <table:table-cell table:number-columns-repeated="23"/>
        </table:table-row>
        <table:table-row table:style-name="ro1">
          <table:table-cell office:value-type="string">
            <text:p>set</text:p>
          </table:table-cell>
          <table:table-cell table:number-columns-repeated="7"/>
          <table:table-cell office:value-type="string">
            <text:p>@set</text:p>
          </table:table-cell>
          <table:table-cell table:number-columns-repeated="6"/>
          <table:table-cell office:value-type="string">
            <text:p>@set</text:p>
          </table:table-cell>
          <table:table-cell table:number-columns-repeated="6"/>
          <table:table-cell office:value-type="string">
            <text:p>@set</text:p>
          </table:table-cell>
          <table:table-cell table:number-columns-repeated="26"/>
        </table:table-row>
        <table:table-row table:style-name="ro1">
          <table:table-cell office:value-type="string">
            <text:p>weight</text:p>
          </table:table-cell>
          <table:table-cell table:number-columns-repeated="14"/>
          <table:table-cell office:value-type="string">
            <text:p>@weight</text:p>
          </table:table-cell>
          <table:table-cell table:number-columns-repeated="6"/>
          <table:table-cell office:value-type="string">
            <text:p>@weight</text:p>
          </table:table-cell>
          <table:table-cell table:number-columns-repeated="26"/>
        </table:table-row>
        <table:table-row table:style-name="ro1">
          <table:table-cell office:value-type="string">
            <text:p>series</text:p>
          </table:table-cell>
          <table:table-cell table:number-columns-repeated="4"/>
          <table:table-cell office:value-type="string">
            <text:p>./seriewydawnicze/seriawydawnicza</text:p>
          </table:table-cell>
          <table:table-cell table:number-columns-repeated="5"/>
          <table:table-cell office:value-type="string">
            <text:p>./seriewydawnicze/seriawydawnicza</text:p>
          </table:table-cell>
          <table:table-cell/>
          <table:table-cell office:value-type="string">
            <text:p>./seriewydawnicze/seriawydawnicza</text:p>
          </table:table-cell>
          <table:table-cell table:number-columns-repeated="5"/>
          <table:table-cell office:value-type="string">
            <text:p>./seriewydawnicze/seriawydawnicza</text:p>
          </table:table-cell>
          <table:table-cell table:number-columns-repeated="6"/>
          <table:table-cell office:value-type="string">
            <text:p>./seriewydawnicze/seriawydawnicza</text:p>
          </table:table-cell>
          <table:table-cell table:number-columns-repeated="4"/>
          <table:table-cell office:value-type="string">
            <text:p>./seriewydawnicze/seriawydawnicza</text:p>
          </table:table-cell>
          <table:table-cell office:value-type="string">
            <text:p>./seriewydawnicze/seriawydawnicza</text:p>
          </table:table-cell>
          <table:table-cell table:number-columns-repeated="16"/>
        </table:table-row>
        <table:table-row table:style-name="ro1">
          <table:table-cell office:value-type="string">
            <text:p>bookshop</text:p>
          </table:table-cell>
          <table:table-cell table:number-columns-repeated="4"/>
          <table:table-cell office:value-type="string">
            <text:p>./marka</text:p>
          </table:table-cell>
          <table:table-cell table:number-columns-repeated="5"/>
          <table:table-cell office:value-type="string">
            <text:p>./marka</text:p>
          </table:table-cell>
          <table:table-cell/>
          <table:table-cell office:value-type="string">
            <text:p>./marka</text:p>
          </table:table-cell>
          <table:table-cell table:number-columns-repeated="5"/>
          <table:table-cell office:value-type="string">
            <text:p>./marka</text:p>
          </table:table-cell>
          <table:table-cell table:number-columns-repeated="6"/>
          <table:table-cell office:value-type="string">
            <text:p>./marka</text:p>
          </table:table-cell>
          <table:table-cell table:number-columns-repeated="4"/>
          <table:table-cell office:value-type="string">
            <text:p>./marka</text:p>
          </table:table-cell>
          <table:table-cell office:value-type="string">
            <text:p>./marka</text:p>
          </table:table-cell>
          <table:table-cell table:number-columns-repeated="16"/>
        </table:table-row>
        <table:table-row table:style-name="ro1">
          <table:table-cell office:value-type="string">
            <text:p>thematic_series</text:p>
          </table:table-cell>
          <table:table-cell table:number-columns-repeated="4"/>
          <table:table-cell office:value-type="string">
            <text:p>./serietematyczne/serietematyczna</text:p>
          </table:table-cell>
          <table:table-cell table:number-columns-repeated="5"/>
          <table:table-cell office:value-type="string">
            <text:p>./serietematyczne/serietematyczna</text:p>
          </table:table-cell>
          <table:table-cell/>
          <table:table-cell office:value-type="string">
            <text:p>./serietematyczne/serietematyczna</text:p>
          </table:table-cell>
          <table:table-cell table:number-columns-repeated="5"/>
          <table:table-cell office:value-type="string">
            <text:p>./serietematyczne/serietematyczna</text:p>
          </table:table-cell>
          <table:table-cell table:number-columns-repeated="6"/>
          <table:table-cell office:value-type="string">
            <text:p>./serietematyczne/serietematyczna</text:p>
          </table:table-cell>
          <table:table-cell table:number-columns-repeated="4"/>
          <table:table-cell office:value-type="string">
            <text:p>./serietematyczne/serietematyczna</text:p>
          </table:table-cell>
          <table:table-cell office:value-type="string">
            <text:p>./serietematyczne/serietematyczna</text:p>
          </table:table-cell>
          <table:table-cell table:number-columns-repeated="16"/>
        </table:table-row>
        <table:table-row table:style-name="ro1">
          <table:table-cell office:value-type="string">
            <text:p>product_code</text:p>
          </table:table-cell>
          <table:table-cell table:number-columns-repeated="24"/>
          <table:table-cell office:value-type="string">
            <text:p>./product_code</text:p>
          </table:table-cell>
          <table:table-cell table:number-columns-repeated="23"/>
        </table:table-row>
        <table:table-row table:style-name="ro1">
          <table:table-cell office:value-type="string">
            <text:p>category</text:p>
          </table:table-cell>
          <table:table-cell office:value-type="string">
            <text:p>./cat</text:p>
          </table:table-cell>
          <table:table-cell office:value-type="string">
            <text:p>./cat</text:p>
          </table:table-cell>
          <table:table-cell office:value-type="string">
            <text:p>./category</text:p>
          </table:table-cell>
          <table:table-cell office:value-type="string">
            <text:p>./n:categoryId</text:p>
          </table:table-cell>
          <table:table-cell/>
          <table:table-cell office:value-type="string">
            <text:p>./category</text:p>
          </table:table-cell>
          <table:table-cell/>
          <table:table-cell office:value-type="string">
            <text:p>./n:cat</text:p>
          </table:table-cell>
          <table:table-cell office:value-type="string">
            <text:p>./cat</text:p>
          </table:table-cell>
          <table:table-cell table:number-columns-repeated="5"/>
          <table:table-cell office:value-type="string">
            <text:p>./cat</text:p>
          </table:table-cell>
          <table:table-cell table:number-columns-repeated="2"/>
          <table:table-cell office:value-type="string">
            <text:p>./description/div[@class='field field-name-field-kategoria field-type-taxonomy-term-reference field-label-inline inline clearfix']/ul/li/a</text:p>
          </table:table-cell>
          <table:table-cell/>
          <table:table-cell office:value-type="string">
            <text:p>./cat</text:p>
          </table:table-cell>
          <table:table-cell office:value-type="string">
            <text:p>./category</text:p>
          </table:table-cell>
          <table:table-cell office:value-type="string">
            <text:p>./cat</text:p>
          </table:table-cell>
          <table:table-cell office:value-type="string">
            <text:p>./n:categoryId</text:p>
          </table:table-cell>
          <table:table-cell office:value-type="string">
            <text:p>./lista_kategorii</text:p>
          </table:table-cell>
          <table:table-cell table:number-columns-repeated="5"/>
          <table:table-cell office:value-type="string">
            <text:p>category_id</text:p>
          </table:table-cell>
          <table:table-cell table:number-columns-repeated="2"/>
          <table:table-cell office:value-type="string">
            <text:p>./cat/awCat</text:p>
          </table:table-cell>
          <table:table-cell office:value-type="string">
            <text:p>./n:categoryId</text:p>
          </table:table-cell>
          <table:table-cell table:number-columns-repeated="2"/>
          <table:table-cell office:value-type="string">
            <text:p>./cat</text:p>
          </table:table-cell>
          <table:table-cell table:number-columns-repeated="3"/>
          <table:table-cell office:value-type="string">
            <text:p>./n:categoryId</text:p>
          </table:table-cell>
          <table:table-cell office:value-type="string">
            <text:p>./kategorie</text:p>
          </table:table-cell>
          <table:table-cell office:value-type="string">
            <text:p>./n:attributes/n:attribute[n:name='zm:categoryId']/n:value</text:p>
          </table:table-cell>
          <table:table-cell table:number-columns-repeated="5"/>
        </table:table-row>
        <table:table-row table:style-name="ro1">
          <table:table-cell office:value-type="string">
            <text:p>section</text:p>
          </table:table-cell>
          <table:table-cell table:number-columns-repeated="23"/>
          <table:table-cell office:value-type="string">
            <text:p>./dzial</text:p>
          </table:table-cell>
          <table:table-cell table:number-columns-repeated="24"/>
        </table:table-row>
        <table:table-row table:style-name="ro1">
          <table:table-cell office:value-type="string">
            <text:p>comments</text:p>
          </table:table-cell>
          <table:table-cell table:number-columns-repeated="26"/>
          <table:table-cell office:value-type="string">
            <text:p>./comments</text:p>
          </table:table-cell>
          <table:table-cell table:number-columns-repeated="21"/>
        </table:table-row>
        <table:table-row table:style-name="ro1">
          <table:table-cell office:value-type="string">
            <text:p>free_sample_url</text:p>
          </table:table-cell>
          <table:table-cell table:number-columns-repeated="4"/>
          <table:table-cell office:value-type="string">
            <text:p>./online</text:p>
          </table:table-cell>
          <table:table-cell table:number-columns-repeated="5"/>
          <table:table-cell office:value-type="string">
            <text:p>./online</text:p>
          </table:table-cell>
          <table:table-cell/>
          <table:table-cell office:value-type="string">
            <text:p>./online</text:p>
          </table:table-cell>
          <table:table-cell table:number-columns-repeated="5"/>
          <table:table-cell office:value-type="string">
            <text:p>./online</text:p>
          </table:table-cell>
          <table:table-cell table:number-columns-repeated="6"/>
          <table:table-cell office:value-type="string">
            <text:p>./online</text:p>
          </table:table-cell>
          <table:table-cell table:number-columns-repeated="4"/>
          <table:table-cell office:value-type="string">
            <text:p>./online</text:p>
          </table:table-cell>
          <table:table-cell office:value-type="string">
            <text:p>./online</text:p>
          </table:table-cell>
          <table:table-cell table:number-columns-repeated="16"/>
        </table:table-row>
        <table:table-row table:style-name="ro1">
          <table:table-cell office:value-type="string">
            <text:p>new</text:p>
          </table:table-cell>
          <table:table-cell table:number-columns-repeated="26"/>
          <table:table-cell office:value-type="string">
            <text:p>./new</text:p>
          </table:table-cell>
          <table:table-cell table:number-columns-repeated="21"/>
        </table:table-row>
        <table:table-row table:style-name="ro1">
          <table:table-cell office:value-type="string">
            <text:p>thumbnail</text:p>
          </table:table-cell>
          <table:table-cell table:number-columns-repeated="32"/>
          <table:table-cell office:value-type="string">
            <text:p>./awThumb</text:p>
          </table:table-cell>
          <table:table-cell table:number-columns-repeated="15"/>
        </table:table-row>
        <table:table-row table:style-name="ro1">
          <table:table-cell office:value-type="string">
            <text:p>tags</text:p>
          </table:table-cell>
          <table:table-cell table:number-columns-repeated="26"/>
          <table:table-cell office:value-type="string">
            <text:p>./tags</text:p>
          </table:table-cell>
          <table:table-cell table:number-columns-repeated="21"/>
        </table:table-row>
        <table:table-row table:style-name="ro1">
          <table:table-cell office:value-type="string">
            <text:p>discount</text:p>
          </table:table-cell>
          <table:table-cell table:number-columns-repeated="4"/>
          <table:table-cell office:value-type="string">
            <text:p>./znizka</text:p>
          </table:table-cell>
          <table:table-cell table:number-columns-repeated="5"/>
          <table:table-cell office:value-type="string">
            <text:p>./znizka</text:p>
          </table:table-cell>
          <table:table-cell/>
          <table:table-cell office:value-type="string">
            <text:p>./znizka</text:p>
          </table:table-cell>
          <table:table-cell table:number-columns-repeated="5"/>
          <table:table-cell office:value-type="string">
            <text:p>./znizka</text:p>
          </table:table-cell>
          <table:table-cell table:number-columns-repeated="6"/>
          <table:table-cell office:value-type="string">
            <text:p>./znizka</text:p>
          </table:table-cell>
          <table:table-cell table:number-columns-repeated="4"/>
          <table:table-cell office:value-type="string">
            <text:p>./znizka</text:p>
          </table:table-cell>
          <table:table-cell office:value-type="string">
            <text:p>./znizka</text:p>
          </table:table-cell>
          <table:table-cell table:number-columns-repeated="16"/>
        </table:table-row>
        <table:table-row table:style-name="ro1">
          <table:table-cell office:value-type="string">
            <text:p>protection</text:p>
          </table:table-cell>
          <table:table-cell table:number-columns-repeated="20"/>
          <table:table-cell office:value-type="string">
            <text:p>./property[@name='protection']</text:p>
          </table:table-cell>
          <table:table-cell table:number-columns-repeated="13"/>
          <table:table-cell office:value-type="string">
            <text:p>./security</text:p>
          </table:table-cell>
          <table:table-cell table:number-columns-repeated="6"/>
          <table:table-cell office:value-type="string">
            <text:p>./zabezpieczenia</text:p>
          </table:table-cell>
          <table:table-cell table:number-columns-repeated="6"/>
        </table:table-row>
        <table:table-row table:style-name="ro1">
          <table:table-cell office:value-type="string">
            <text:p>programName</text:p>
          </table:table-cell>
          <table:table-cell table:number-columns-repeated="32"/>
          <table:table-cell office:value-type="string">
            <text:p>@programName</text:p>
          </table:table-cell>
          <table:table-cell table:number-columns-repeated="15"/>
        </table:table-row>
        <table:table-row table:style-name="ro1">
          <table:table-cell office:value-type="string">
            <text:p>publisher_id</text:p>
          </table:table-cell>
          <table:table-cell table:number-columns-repeated="39"/>
          <table:table-cell office:value-type="string">
            <text:p>./producer_id</text:p>
          </table:table-cell>
          <table:table-cell table:number-columns-repeated="8"/>
        </table:table-row>
        <table:table-row table:style-name="ro1">
          <table:table-cell office:value-type="string">
            <text:p>genre</text:p>
          </table:table-cell>
          <table:table-cell table:number-columns-repeated="17"/>
          <table:table-cell office:value-type="string">
            <text:p>./description/div[@class='field field-name-field-gatunek field-type-taxonomy-term-reference field-label-inline inline clearfix']/ul/li/a</text:p>
          </table:table-cell>
          <table:table-cell table:number-columns-repeated="30"/>
        </table:table-row>
        <table:table-row table:style-name="ro1">
          <table:table-cell office:value-type="string">
            <text:p>price_normal</text:p>
          </table:table-cell>
          <table:table-cell table:number-columns-repeated="4"/>
          <table:table-cell office:value-type="string">
            <text:p>./cenadetaliczna</text:p>
          </table:table-cell>
          <table:table-cell table:number-columns-repeated="5"/>
          <table:table-cell office:value-type="string">
            <text:p>./cenadetaliczna</text:p>
          </table:table-cell>
          <table:table-cell/>
          <table:table-cell office:value-type="string">
            <text:p>./cenadetaliczna</text:p>
          </table:table-cell>
          <table:table-cell table:number-columns-repeated="5"/>
          <table:table-cell office:value-type="string">
            <text:p>./cenadetaliczna</text:p>
          </table:table-cell>
          <table:table-cell table:number-columns-repeated="6"/>
          <table:table-cell office:value-type="string">
            <text:p>./cenadetaliczna</text:p>
          </table:table-cell>
          <table:table-cell table:number-columns-repeated="4"/>
          <table:table-cell office:value-type="string">
            <text:p>./cenadetaliczna</text:p>
          </table:table-cell>
          <table:table-cell office:value-type="string">
            <text:p>./cenadetaliczna</text:p>
          </table:table-cell>
          <table:table-cell table:number-columns-repeated="16"/>
        </table:table-row>
        <table:table-row table:style-name="ro1">
          <table:table-cell office:value-type="string">
            <text:p>md5</text:p>
          </table:table-cell>
          <table:table-cell table:number-columns-repeated="4"/>
          <table:table-cell office:value-type="string">
            <text:p>./md5</text:p>
          </table:table-cell>
          <table:table-cell table:number-columns-repeated="5"/>
          <table:table-cell office:value-type="string">
            <text:p>./md5</text:p>
          </table:table-cell>
          <table:table-cell/>
          <table:table-cell office:value-type="string">
            <text:p>./md5</text:p>
          </table:table-cell>
          <table:table-cell table:number-columns-repeated="5"/>
          <table:table-cell office:value-type="string">
            <text:p>./md5</text:p>
          </table:table-cell>
          <table:table-cell table:number-columns-repeated="6"/>
          <table:table-cell office:value-type="string">
            <text:p>./md5</text:p>
          </table:table-cell>
          <table:table-cell table:number-columns-repeated="4"/>
          <table:table-cell office:value-type="string">
            <text:p>./md5</text:p>
          </table:table-cell>
          <table:table-cell office:value-type="string">
            <text:p>./md5</text:p>
          </table:table-cell>
          <table:table-cell table:number-columns-repeated="16"/>
        </table:table-row>
        <table:table-row table:style-name="ro1">
          <table:table-cell office:value-type="string">
            <text:p>audio_time</text:p>
          </table:table-cell>
          <table:table-cell table:number-columns-repeated="5"/>
          <table:table-cell office:value-type="string">
            <text:p>./audioTime</text:p>
          </table:table-cell>
          <table:table-cell table:number-columns-repeated="42"/>
        </table:table-row>
        <table:table-row table:style-name="ro1">
          <table:table-cell office:value-type="string">
            <text:p>lang_short</text:p>
          </table:table-cell>
          <table:table-cell table:number-columns-repeated="5"/>
          <table:table-cell office:value-type="string">
            <text:p>./languages/lang_short</text:p>
          </table:table-cell>
          <table:table-cell table:number-columns-repeated="18"/>
          <table:table-cell office:value-type="string">
            <text:p>./language</text:p>
          </table:table-cell>
          <table:table-cell table:number-columns-repeated="23"/>
        </table:table-row>
        <table:table-row table:style-name="ro1">
          <table:table-cell office:value-type="string">
            <text:p>status2</text:p>
          </table:table-cell>
          <table:table-cell table:number-columns-repeated="4"/>
          <table:table-cell office:value-type="string">
            <text:p>./ksiegarnie_nieinter/status2</text:p>
          </table:table-cell>
          <table:table-cell table:number-columns-repeated="5"/>
          <table:table-cell office:value-type="string">
            <text:p>./ksiegarnie_nieinter/status2</text:p>
          </table:table-cell>
          <table:table-cell/>
          <table:table-cell office:value-type="string">
            <text:p>./ksiegarnie_nieinter/status2</text:p>
          </table:table-cell>
          <table:table-cell table:number-columns-repeated="5"/>
          <table:table-cell office:value-type="string">
            <text:p>./ksiegarnie_nieinter/status2</text:p>
          </table:table-cell>
          <table:table-cell table:number-columns-repeated="6"/>
          <table:table-cell office:value-type="string">
            <text:p>./ksiegarnie_nieinter/status2</text:p>
          </table:table-cell>
          <table:table-cell table:number-columns-repeated="4"/>
          <table:table-cell office:value-type="string">
            <text:p>./ksiegarnie_nieinter/status2</text:p>
          </table:table-cell>
          <table:table-cell office:value-type="string">
            <text:p>./ksiegarnie_nieinter/status2</text:p>
          </table:table-cell>
          <table:table-cell table:number-columns-repeated="16"/>
        </table:table-row>
        <table:table-row table:style-name="ro1">
          <table:table-cell office:value-type="string">
            <text:p>publisher</text:p>
          </table:table-cell>
          <table:table-cell/>
          <table:table-cell office:value-type="string">
            <text:p>./attrs/a[@name='Producent']</text:p>
          </table:table-cell>
          <table:table-cell office:value-type="string">
            <text:p>./attribute[@name='wydawnictwo']</text:p>
          </table:table-cell>
          <table:table-cell office:value-type="string">
            <text:p>./n:attributes/n:attribute[n:name='Wydawca']/n:value</text:p>
          </table:table-cell>
          <table:table-cell/>
          <table:table-cell office:value-type="string">
            <text:p>./publisher</text:p>
          </table:table-cell>
          <table:table-cell table:number-columns-repeated="2"/>
          <table:table-cell office:value-type="string">
            <text:p>./attrs/a[@name='Wydawnictwo']</text:p>
          </table:table-cell>
          <table:table-cell table:number-columns-repeated="5"/>
          <table:table-cell office:value-type="string">
            <text:p>./attrs/a[@name='Producent']</text:p>
          </table:table-cell>
          <table:table-cell/>
          <table:table-cell office:value-type="string">
            <text:p>./producer_producer</text:p>
          </table:table-cell>
          <table:table-cell table:number-columns-repeated="3"/>
          <table:table-cell office:value-type="string">
            <text:p>./producer</text:p>
          </table:table-cell>
          <table:table-cell office:value-type="string">
            <text:p>./attrs/a[@name='Producent']</text:p>
          </table:table-cell>
          <table:table-cell office:value-type="string">
            <text:p>./n:attributes/n:attribute[n:name='Wydawnictwo']/n:value</text:p>
          </table:table-cell>
          <table:table-cell office:value-type="string">
            <text:p>./wydawnictwo</text:p>
          </table:table-cell>
          <table:table-cell office:value-type="string">
            <text:p>./publisher</text:p>
          </table:table-cell>
          <table:table-cell table:number-columns-repeated="2"/>
          <table:table-cell office:value-type="string">
            <text:p>./company</text:p>
          </table:table-cell>
          <table:table-cell/>
          <table:table-cell office:value-type="string">
            <text:p>publisher</text:p>
          </table:table-cell>
          <table:table-cell table:number-columns-repeated="3"/>
          <table:table-cell office:value-type="string">
            <text:p>./n:attributes/n:attribute[n:name='Producent']/n:value</text:p>
          </table:table-cell>
          <table:table-cell table:number-columns-repeated="2"/>
          <table:table-cell office:value-type="string">
            <text:p>./attrs/a[@name='Wydawnictwo']</text:p>
          </table:table-cell>
          <table:table-cell table:number-columns-repeated="2"/>
          <table:table-cell office:value-type="string">
            <text:p>./producer_producer</text:p>
          </table:table-cell>
          <table:table-cell table:number-columns-repeated="2"/>
          <table:table-cell office:value-type="string">
            <text:p>./n:attributes/n:attribute[n:name='Wydawnictwo']/n:value</text:p>
          </table:table-cell>
          <table:table-cell table:number-columns-repeated="5"/>
        </table:table-row>
        <table:table-row table:style-name="ro1">
          <table:table-cell office:value-type="string">
            <text:p>length</text:p>
          </table:table-cell>
          <table:table-cell/>
          <table:table-cell office:value-type="string">
            <text:p>./attrs/a[@name='Czas (min)']</text:p>
          </table:table-cell>
          <table:table-cell office:value-type="string">
            <text:p>./attribute[@name='czas']</text:p>
          </table:table-cell>
          <table:table-cell office:value-type="string">
            <text:p>./n:attributes/n:attribute[n:name='Dugość']/n:value</text:p>
          </table:table-cell>
          <table:table-cell table:number-columns-repeated="38"/>
          <table:table-cell office:value-type="string">
            <text:p>./n:attributes/n:attribute[n:name='Ilość stron']/n:value</text:p>
          </table:table-cell>
          <table:table-cell table:number-columns-repeated="5"/>
        </table:table-row>
        <table:table-row table:style-name="ro1">
          <table:table-cell office:value-type="string">
            <text:p>raw_title</text:p>
          </table:table-cell>
          <table:table-cell office:value-type="string">
            <text:p>./name</text:p>
          </table:table-cell>
          <table:table-cell/>
          <table:table-cell office:value-type="string">
            <text:p>./name</text:p>
          </table:table-cell>
          <table:table-cell table:number-columns-repeated="39"/>
          <table:table-cell office:value-type="string">
            <text:p>./n:name</text:p>
          </table:table-cell>
          <table:table-cell table:number-columns-repeated="5"/>
        </table:table-row>
        <table:table-row table:style-name="ro1">
          <table:table-cell office:value-type="string">
            <text:p>external_id</text:p>
          </table:table-cell>
          <table:table-cell office:value-type="string">
            <text:p>./attrs/a[@name='ShopProductId']</text:p>
          </table:table-cell>
          <table:table-cell office:value-type="string">
            <text:p>@id</text:p>
          </table:table-cell>
          <table:table-cell office:value-type="string">
            <text:p>./id</text:p>
          </table:table-cell>
          <table:table-cell office:value-type="string">
            <text:p>./n:id</text:p>
          </table:table-cell>
          <table:table-cell office:value-type="string">
            <text:p>./ident</text:p>
          </table:table-cell>
          <table:table-cell office:value-type="string">
            <text:p>./ebookId</text:p>
          </table:table-cell>
          <table:table-cell/>
          <table:table-cell office:value-type="string">
            <text:p>@id</text:p>
          </table:table-cell>
          <table:table-cell office:value-type="string">
            <text:p>@id</text:p>
          </table:table-cell>
          <table:table-cell office:value-type="string">
            <text:p>./id</text:p>
          </table:table-cell>
          <table:table-cell office:value-type="string">
            <text:p>./ident</text:p>
          </table:table-cell>
          <table:table-cell/>
          <table:table-cell office:value-type="string">
            <text:p>./ident</text:p>
          </table:table-cell>
          <table:table-cell/>
          <table:table-cell office:value-type="string">
            <text:p>@id</text:p>
          </table:table-cell>
          <table:table-cell office:value-type="string">
            <text:p>./TDProductId</text:p>
          </table:table-cell>
          <table:table-cell office:value-type="string">
            <text:p>./id</text:p>
          </table:table-cell>
          <table:table-cell office:value-type="string">
            <text:p>./filteredId</text:p>
          </table:table-cell>
          <table:table-cell office:value-type="string">
            <text:p>./ident</text:p>
          </table:table-cell>
          <table:table-cell office:value-type="string">
            <text:p>@id</text:p>
          </table:table-cell>
          <table:table-cell office:value-type="string">
            <text:p>./id</text:p>
          </table:table-cell>
          <table:table-cell office:value-type="string">
            <text:p>@id</text:p>
          </table:table-cell>
          <table:table-cell office:value-type="string">
            <text:p>./n:id</text:p>
          </table:table-cell>
          <table:table-cell office:value-type="string">
            <text:p>./towar_id</text:p>
          </table:table-cell>
          <table:table-cell office:value-type="string">
            <text:p>./id</text:p>
          </table:table-cell>
          <table:table-cell office:value-type="string">
            <text:p>./ident</text:p>
          </table:table-cell>
          <table:table-cell office:value-type="string">
            <text:p>./id</text:p>
          </table:table-cell>
          <table:table-cell office:value-type="string">
            <text:p>./id</text:p>
          </table:table-cell>
          <table:table-cell/>
          <table:table-cell office:value-type="string">
            <text:p>id</text:p>
          </table:table-cell>
          <table:table-cell office:value-type="string">
            <text:p>./ident</text:p>
          </table:table-cell>
          <table:table-cell office:value-type="string">
            <text:p>./ident</text:p>
          </table:table-cell>
          <table:table-cell office:value-type="string">
            <text:p>./pId</text:p>
          </table:table-cell>
          <table:table-cell office:value-type="string">
            <text:p>./n:id</text:p>
          </table:table-cell>
          <table:table-cell office:value-type="string">
            <text:p>./coverId</text:p>
          </table:table-cell>
          <table:table-cell/>
          <table:table-cell office:value-type="string">
            <text:p>@id</text:p>
          </table:table-cell>
          <table:table-cell table:number-columns-repeated="2"/>
          <table:table-cell office:value-type="string">
            <text:p>./id</text:p>
          </table:table-cell>
          <table:table-cell office:value-type="string">
            <text:p>./n:id</text:p>
          </table:table-cell>
          <table:table-cell office:value-type="string">
            <text:p>./id</text:p>
          </table:table-cell>
          <table:table-cell office:value-type="string">
            <text:p>./n:id</text:p>
          </table:table-cell>
          <table:table-cell table:number-columns-repeated="5"/>
        </table:table-row>
        <table:table-row table:style-name="ro1">
          <table:table-cell office:value-type="string">
            <text:p>title_oryginal</text:p>
          </table:table-cell>
          <table:table-cell table:number-columns-repeated="4"/>
          <table:table-cell office:value-type="string">
            <text:p>./tytul[@language='oryginal']</text:p>
          </table:table-cell>
          <table:table-cell table:number-columns-repeated="5"/>
          <table:table-cell office:value-type="string">
            <text:p>./tytul[@language='oryginal']</text:p>
          </table:table-cell>
          <table:table-cell/>
          <table:table-cell office:value-type="string">
            <text:p>./tytul[@language='oryginal']</text:p>
          </table:table-cell>
          <table:table-cell table:number-columns-repeated="5"/>
          <table:table-cell office:value-type="string">
            <text:p>./tytul[@language='oryginal']</text:p>
          </table:table-cell>
          <table:table-cell table:number-columns-repeated="6"/>
          <table:table-cell office:value-type="string">
            <text:p>./tytul[@language='oryginal']</text:p>
          </table:table-cell>
          <table:table-cell table:number-columns-repeated="4"/>
          <table:table-cell office:value-type="string">
            <text:p>./tytul[@language='oryginal']</text:p>
          </table:table-cell>
          <table:table-cell office:value-type="string">
            <text:p>./tytul[@language='oryginal']</text:p>
          </table:table-cell>
          <table:table-cell table:number-columns-repeated="16"/>
        </table:table-row>
        <table:table-row table:style-name="ro1">
          <table:table-cell office:value-type="string">
            <text:p>subtitle</text:p>
          </table:table-cell>
          <table:table-cell table:number-columns-repeated="11"/>
          <table:table-cell office:value-type="string">
            <text:p>./podtytul</text:p>
          </table:table-cell>
          <table:table-cell table:number-columns-repeated="4"/>
          <table:table-cell office:value-type="string">
            <text:p>./title_sub</text:p>
          </table:table-cell>
          <table:table-cell table:number-columns-repeated="22"/>
          <table:table-cell office:value-type="string">
            <text:p>./title_sub</text:p>
          </table:table-cell>
          <table:table-cell table:number-columns-repeated="8"/>
        </table:table-row>
        <table:table-row table:style-name="ro1">
          <table:table-cell office:value-type="string">
            <text:p>date</text:p>
          </table:table-cell>
          <table:table-cell table:number-columns-repeated="4"/>
          <table:table-cell office:value-type="string">
            <text:p>./datawydania</text:p>
          </table:table-cell>
          <table:table-cell table:number-columns-repeated="3"/>
          <table:table-cell office:value-type="string">
            <text:p>./attrs/a[@name='Rok_wydania']</text:p>
          </table:table-cell>
          <table:table-cell/>
          <table:table-cell office:value-type="string">
            <text:p>./datawydania</text:p>
          </table:table-cell>
          <table:table-cell/>
          <table:table-cell office:value-type="string">
            <text:p>./datawydania</text:p>
          </table:table-cell>
          <table:table-cell/>
          <table:table-cell office:value-type="string">
            <text:p>./attrs/a[@name='Rok_wydania']</text:p>
          </table:table-cell>
          <table:table-cell table:number-columns-repeated="3"/>
          <table:table-cell office:value-type="string">
            <text:p>./datawydania</text:p>
          </table:table-cell>
          <table:table-cell table:number-columns-repeated="3"/>
          <table:table-cell office:value-type="string">
            <text:p>./n:attributes/n:attribute[n:name='Rok_wydania']/n:value</text:p>
          </table:table-cell>
          <table:table-cell office:value-type="string">
            <text:p>./date</text:p>
          </table:table-cell>
          <table:table-cell/>
          <table:table-cell office:value-type="string">
            <text:p>./datawydania</text:p>
          </table:table-cell>
          <table:table-cell office:value-type="string">
            <text:p>./date</text:p>
          </table:table-cell>
          <table:table-cell table:number-columns-repeated="3"/>
          <table:table-cell office:value-type="string">
            <text:p>./datawydania</text:p>
          </table:table-cell>
          <table:table-cell office:value-type="string">
            <text:p>./datawydania</text:p>
          </table:table-cell>
          <table:table-cell table:number-columns-repeated="7"/>
          <table:table-cell office:value-type="string">
            <text:p>./time</text:p>
          </table:table-cell>
          <table:table-cell table:number-columns-repeated="2"/>
          <table:table-cell office:value-type="string">
            <text:p>./n:attributes/n:attribute[n:name='Rok wydania']/n:value</text:p>
          </table:table-cell>
          <table:table-cell table:number-columns-repeated="5"/>
        </table:table-row>
        <table:table-row table:style-name="ro1">
          <table:table-cell office:value-type="string">
            <text:p>storage_type</text:p>
          </table:table-cell>
          <table:table-cell table:number-columns-repeated="4"/>
          <table:table-cell office:value-type="string">
            <text:p>./nosnik</text:p>
          </table:table-cell>
          <table:table-cell table:number-columns-repeated="5"/>
          <table:table-cell office:value-type="string">
            <text:p>./nosnik</text:p>
          </table:table-cell>
          <table:table-cell/>
          <table:table-cell office:value-type="string">
            <text:p>./nosnik</text:p>
          </table:table-cell>
          <table:table-cell table:number-columns-repeated="5"/>
          <table:table-cell office:value-type="string">
            <text:p>./nosnik</text:p>
          </table:table-cell>
          <table:table-cell table:number-columns-repeated="6"/>
          <table:table-cell office:value-type="string">
            <text:p>./nosnik</text:p>
          </table:table-cell>
          <table:table-cell table:number-columns-repeated="4"/>
          <table:table-cell office:value-type="string">
            <text:p>./nosnik</text:p>
          </table:table-cell>
          <table:table-cell office:value-type="string">
            <text:p>./nosnik</text:p>
          </table:table-cell>
          <table:table-cell table:number-columns-repeated="16"/>
        </table:table-row>
        <table:table-row table:style-name="ro1">
          <table:table-cell office:value-type="string">
            <text:p>is_bestseller</text:p>
          </table:table-cell>
          <table:table-cell table:number-columns-repeated="4"/>
          <table:table-cell office:value-type="string">
            <text:p>./bestseller</text:p>
          </table:table-cell>
          <table:table-cell table:number-columns-repeated="5"/>
          <table:table-cell office:value-type="string">
            <text:p>./bestseller</text:p>
          </table:table-cell>
          <table:table-cell/>
          <table:table-cell office:value-type="string">
            <text:p>./bestseller</text:p>
          </table:table-cell>
          <table:table-cell table:number-columns-repeated="5"/>
          <table:table-cell office:value-type="string">
            <text:p>./bestseller</text:p>
          </table:table-cell>
          <table:table-cell table:number-columns-repeated="6"/>
          <table:table-cell office:value-type="string">
            <text:p>./bestseller</text:p>
          </table:table-cell>
          <table:table-cell table:number-columns-repeated="3"/>
          <table:table-cell office:value-type="string">
            <text:p>bestseller</text:p>
          </table:table-cell>
          <table:table-cell office:value-type="string">
            <text:p>./bestseller</text:p>
          </table:table-cell>
          <table:table-cell office:value-type="string">
            <text:p>./bestseller</text:p>
          </table:table-cell>
          <table:table-cell table:number-columns-repeated="16"/>
        </table:table-row>
        <table:table-row table:style-name="ro1">
          <table:table-cell office:value-type="string">
            <text:p>size</text:p>
          </table:table-cell>
          <table:table-cell table:number-columns-repeated="9"/>
          <table:table-cell office:value-type="string">
            <text:p>./size</text:p>
          </table:table-cell>
          <table:table-cell table:number-columns-repeated="19"/>
          <table:table-cell office:value-type="string">
            <text:p>dimensions</text:p>
          </table:table-cell>
          <table:table-cell table:number-columns-repeated="18"/>
        </table:table-row>
        <table:table-row table:style-name="ro1">
          <table:table-cell office:value-type="string">
            <text:p>net_price</text:p>
          </table:table-cell>
          <table:table-cell table:number-columns-repeated="4"/>
          <table:table-cell office:value-type="string">
            <text:p>./ksiegarnie_nieinter/cena_netto</text:p>
          </table:table-cell>
          <table:table-cell table:number-columns-repeated="5"/>
          <table:table-cell office:value-type="string">
            <text:p>./ksiegarnie_nieinter/cena_netto</text:p>
          </table:table-cell>
          <table:table-cell/>
          <table:table-cell office:value-type="string">
            <text:p>./ksiegarnie_nieinter/cena_netto</text:p>
          </table:table-cell>
          <table:table-cell table:number-columns-repeated="5"/>
          <table:table-cell office:value-type="string">
            <text:p>./ksiegarnie_nieinter/cena_netto</text:p>
          </table:table-cell>
          <table:table-cell table:number-columns-repeated="6"/>
          <table:table-cell office:value-type="string">
            <text:p>./ksiegarnie_nieinter/cena_netto</text:p>
          </table:table-cell>
          <table:table-cell table:number-columns-repeated="4"/>
          <table:table-cell office:value-type="string">
            <text:p>./ksiegarnie_nieinter/cena_netto</text:p>
          </table:table-cell>
          <table:table-cell office:value-type="string">
            <text:p>./ksiegarnie_nieinter/cena_netto</text:p>
          </table:table-cell>
          <table:table-cell table:number-columns-repeated="16"/>
        </table:table-row>
        <table:table-row table:style-name="ro1">
          <table:table-cell office:value-type="string">
            <text:p>gross_price</text:p>
          </table:table-cell>
          <table:table-cell table:number-columns-repeated="4"/>
          <table:table-cell office:value-type="string">
            <text:p>./ksiegarnie_nieinter/cena_brutto</text:p>
          </table:table-cell>
          <table:table-cell table:number-columns-repeated="5"/>
          <table:table-cell office:value-type="string">
            <text:p>./ksiegarnie_nieinter/cena_brutto</text:p>
          </table:table-cell>
          <table:table-cell/>
          <table:table-cell office:value-type="string">
            <text:p>./ksiegarnie_nieinter/cena_brutto</text:p>
          </table:table-cell>
          <table:table-cell table:number-columns-repeated="5"/>
          <table:table-cell office:value-type="string">
            <text:p>./ksiegarnie_nieinter/cena_brutto</text:p>
          </table:table-cell>
          <table:table-cell table:number-columns-repeated="5"/>
          <table:table-cell office:value-type="string">
            <text:p>./issues/issue/gross_nexto_price</text:p>
          </table:table-cell>
          <table:table-cell office:value-type="string">
            <text:p>./ksiegarnie_nieinter/cena_brutto</text:p>
          </table:table-cell>
          <table:table-cell table:number-columns-repeated="4"/>
          <table:table-cell office:value-type="string">
            <text:p>./ksiegarnie_nieinter/cena_brutto</text:p>
          </table:table-cell>
          <table:table-cell office:value-type="string">
            <text:p>./ksiegarnie_nieinter/cena_brutto</text:p>
          </table:table-cell>
          <table:table-cell table:number-columns-repeated="16"/>
        </table:table-row>
        <table:table-row table:style-name="ro1">
          <table:table-cell office:value-type="string">
            <text:p>price_promotion</text:p>
          </table:table-cell>
          <table:table-cell table:number-columns-repeated="16"/>
          <table:table-cell office:value-type="string">
            <text:p>./price_promo</text:p>
          </table:table-cell>
          <table:table-cell table:number-columns-repeated="22"/>
          <table:table-cell office:value-type="string">
            <text:p>./price_promo</text:p>
          </table:table-cell>
          <table:table-cell table:number-columns-repeated="8"/>
        </table:table-row>
        <table:table-row table:style-name="ro1">
          <table:table-cell office:value-type="string">
            <text:p>type</text:p>
          </table:table-cell>
          <table:table-cell table:number-columns-repeated="4"/>
          <table:table-cell office:value-type="string">
            <text:p>./typ</text:p>
          </table:table-cell>
          <table:table-cell table:number-columns-repeated="5"/>
          <table:table-cell office:value-type="string">
            <text:p>./typ</text:p>
          </table:table-cell>
          <table:table-cell/>
          <table:table-cell office:value-type="string">
            <text:p>./typ</text:p>
          </table:table-cell>
          <table:table-cell table:number-columns-repeated="5"/>
          <table:table-cell office:value-type="string">
            <text:p>./typ</text:p>
          </table:table-cell>
          <table:table-cell table:number-columns-repeated="6"/>
          <table:table-cell office:value-type="string">
            <text:p>./typ</text:p>
          </table:table-cell>
          <table:table-cell table:number-columns-repeated="4"/>
          <table:table-cell office:value-type="string">
            <text:p>./typ</text:p>
          </table:table-cell>
          <table:table-cell office:value-type="string">
            <text:p>./typ</text:p>
          </table:table-cell>
          <table:table-cell office:value-type="string">
            <text:p>./cat/mCat</text:p>
          </table:table-cell>
          <table:table-cell table:number-columns-repeated="15"/>
        </table:table-row>
        <table:table-row table:style-name="ro1">
          <table:table-cell office:value-type="string">
            <text:p>vat</text:p>
          </table:table-cell>
          <table:table-cell table:number-columns-repeated="4"/>
          <table:table-cell office:value-type="string">
            <text:p>./ksiegarnie_nieinter/vat</text:p>
          </table:table-cell>
          <table:table-cell table:number-columns-repeated="5"/>
          <table:table-cell office:value-type="string">
            <text:p>./ksiegarnie_nieinter/vat</text:p>
          </table:table-cell>
          <table:table-cell/>
          <table:table-cell office:value-type="string">
            <text:p>./ksiegarnie_nieinter/vat</text:p>
          </table:table-cell>
          <table:table-cell table:number-columns-repeated="5"/>
          <table:table-cell office:value-type="string">
            <text:p>./ksiegarnie_nieinter/vat</text:p>
          </table:table-cell>
          <table:table-cell table:number-columns-repeated="5"/>
          <table:table-cell office:value-type="string">
            <text:p>./issues/issue/vat</text:p>
          </table:table-cell>
          <table:table-cell office:value-type="string">
            <text:p>./ksiegarnie_nieinter/vat</text:p>
          </table:table-cell>
          <table:table-cell table:number-columns-repeated="4"/>
          <table:table-cell office:value-type="string">
            <text:p>./ksiegarnie_nieinter/vat</text:p>
          </table:table-cell>
          <table:table-cell office:value-type="string">
            <text:p>./ksiegarnie_nieinter/vat</text:p>
          </table:table-cell>
          <table:table-cell table:number-columns-repeated="16"/>
        </table:table-row>
        <table:table-row table:style-name="ro1">
          <table:table-cell office:value-type="string">
            <text:p>default_spread</text:p>
          </table:table-cell>
          <table:table-cell table:number-columns-repeated="24"/>
          <table:table-cell office:value-type="string">
            <text:p>./issues/issue/default_spread</text:p>
          </table:table-cell>
          <table:table-cell table:number-columns-repeated="23"/>
        </table:table-row>
        <table:table-row table:style-name="ro1">
          <table:table-cell office:value-type="string">
            <text:p>publisher_code</text:p>
          </table:table-cell>
          <table:table-cell table:number-columns-repeated="21"/>
          <table:table-cell office:value-type="string">
            <text:p>./attrs/a[@name='Kod_producenta']</text:p>
          </table:table-cell>
          <table:table-cell table:number-columns-repeated="26"/>
        </table:table-row>
        <table:table-row table:style-name="ro1">
          <table:table-cell office:value-type="string">
            <text:p>ean</text:p>
          </table:table-cell>
          <table:table-cell table:number-columns-repeated="4"/>
          <table:table-cell office:value-type="string">
            <text:p>./ean</text:p>
          </table:table-cell>
          <table:table-cell table:number-columns-repeated="5"/>
          <table:table-cell office:value-type="string">
            <text:p>./ean</text:p>
          </table:table-cell>
          <table:table-cell/>
          <table:table-cell office:value-type="string">
            <text:p>./ean</text:p>
          </table:table-cell>
          <table:table-cell table:number-columns-repeated="2"/>
          <table:table-cell office:value-type="string">
            <text:p>./ean</text:p>
          </table:table-cell>
          <table:table-cell table:number-columns-repeated="2"/>
          <table:table-cell office:value-type="string">
            <text:p>./ean</text:p>
          </table:table-cell>
          <table:table-cell table:number-columns-repeated="6"/>
          <table:table-cell office:value-type="string">
            <text:p>./ean</text:p>
          </table:table-cell>
          <table:table-cell table:number-columns-repeated="3"/>
          <table:table-cell office:value-type="string">
            <text:p>ean</text:p>
          </table:table-cell>
          <table:table-cell office:value-type="string">
            <text:p>./ean</text:p>
          </table:table-cell>
          <table:table-cell office:value-type="string">
            <text:p>./ean</text:p>
          </table:table-cell>
          <table:table-cell table:number-columns-repeated="16"/>
        </table:table-row>
        <table:table-row table:style-name="ro1">
          <table:table-cell office:value-type="string">
            <text:p>brand</text:p>
          </table:table-cell>
          <table:table-cell table:number-columns-repeated="32"/>
          <table:table-cell office:value-type="string">
            <text:p>./brand</text:p>
          </table:table-cell>
          <table:table-cell table:number-columns-repeated="15"/>
        </table:table-row>
        <table:table-row table:style-name="ro1">
          <table:table-cell office:value-type="string">
            <text:p>program_id</text:p>
          </table:table-cell>
          <table:table-cell office:value-type="string">
            <text:p>@id</text:p>
          </table:table-cell>
          <table:table-cell table:number-columns-repeated="47"/>
        </table:table-row>
        <table:table-row table:style-name="ro1">
          <table:table-cell office:value-type="string">
            <text:p>is_available</text:p>
          </table:table-cell>
          <table:table-cell table:number-columns-repeated="4"/>
          <table:table-cell office:value-type="string">
            <text:p>./status</text:p>
          </table:table-cell>
          <table:table-cell table:number-columns-repeated="5"/>
          <table:table-cell office:value-type="string">
            <text:p>./status</text:p>
          </table:table-cell>
          <table:table-cell/>
          <table:table-cell office:value-type="string">
            <text:p>./status</text:p>
          </table:table-cell>
          <table:table-cell table:number-columns-repeated="5"/>
          <table:table-cell office:value-type="string">
            <text:p>./status</text:p>
          </table:table-cell>
          <table:table-cell table:number-columns-repeated="6"/>
          <table:table-cell office:value-type="string">
            <text:p>./status</text:p>
          </table:table-cell>
          <table:table-cell table:number-columns-repeated="4"/>
          <table:table-cell office:value-type="string">
            <text:p>./status</text:p>
          </table:table-cell>
          <table:table-cell office:value-type="string">
            <text:p>./status</text:p>
          </table:table-cell>
          <table:table-cell table:number-columns-repeated="16"/>
        </table:table-row>
        <table:table-row table:style-name="ro1">
          <table:table-cell office:value-type="string">
            <text:p>authors</text:p>
          </table:table-cell>
          <table:table-cell office:value-type="string">
            <text:p>./attrs/a[@name='Producent']</text:p>
          </table:table-cell>
          <table:table-cell office:value-type="string">
            <text:p>./attrs/a[@name='Autor']</text:p>
          </table:table-cell>
          <table:table-cell office:value-type="string">
            <text:p>./attribute[@name='autor']</text:p>
          </table:table-cell>
          <table:table-cell office:value-type="string">
            <text:p>./n:attributes/n:attribute[n:name='Autor']/n:value</text:p>
          </table:table-cell>
          <table:table-cell office:value-type="string">
            <text:p>./autor</text:p>
          </table:table-cell>
          <table:table-cell office:value-type="string">
            <text:p>./authors</text:p>
          </table:table-cell>
          <table:table-cell office:value-type="string">
            <text:p>./*[contains(name()</text:p>
          </table:table-cell>
          <table:table-cell office:value-type="string">
            <text:p><text:s/>'author_')]</text:p>
          </table:table-cell>
          <table:table-cell office:value-type="string">
            <text:p>./n:attrs/n:a[@name='Autor']</text:p>
          </table:table-cell>
          <table:table-cell office:value-type="string">
            <text:p>./attrs/a[@name='Autor']</text:p>
          </table:table-cell>
          <table:table-cell office:value-type="string">
            <text:p>./authors</text:p>
          </table:table-cell>
          <table:table-cell office:value-type="string">
            <text:p>./autor</text:p>
          </table:table-cell>
          <table:table-cell office:value-type="string">
            <text:p>./autor</text:p>
          </table:table-cell>
          <table:table-cell office:value-type="string">
            <text:p>./autor</text:p>
          </table:table-cell>
          <table:table-cell office:value-type="string">
            <text:p>./div[@class='book_box_autor']</text:p>
          </table:table-cell>
          <table:table-cell office:value-type="string">
            <text:p>./attrs/a[@name='Autor']</text:p>
          </table:table-cell>
          <table:table-cell/>
          <table:table-cell office:value-type="string">
            <text:p>./*[contains(name()</text:p>
          </table:table-cell>
          <table:table-cell office:value-type="string">
            <text:p><text:s/>'authors_')]</text:p>
          </table:table-cell>
          <table:table-cell office:value-type="string">
            <text:p>./description/div[@class='field field-name-field-autor field-type-taxonomy-term-reference field-label-inline inline clearfix']/ul/li/a</text:p>
          </table:table-cell>
          <table:table-cell office:value-type="string">
            <text:p>./autor</text:p>
          </table:table-cell>
          <table:table-cell/>
          <table:table-cell office:value-type="string">
            <text:p>./property[@name='author']</text:p>
          </table:table-cell>
          <table:table-cell/>
          <table:table-cell office:value-type="string">
            <text:p>./n:attributes/n:attribute[n:name='Autor']/n:value</text:p>
          </table:table-cell>
          <table:table-cell office:value-type="string">
            <text:p>./autor</text:p>
          </table:table-cell>
          <table:table-cell office:value-type="string">
            <text:p>./issues/issue/author</text:p>
          </table:table-cell>
          <table:table-cell office:value-type="string">
            <text:p>./autor</text:p>
          </table:table-cell>
          <table:table-cell office:value-type="string">
            <text:p>./authors</text:p>
          </table:table-cell>
          <table:table-cell office:value-type="string">
            <text:p>./authors</text:p>
          </table:table-cell>
          <table:table-cell office:value-type="string">
            <text:p>./autor</text:p>
          </table:table-cell>
          <table:table-cell office:value-type="string">
            <text:p>author</text:p>
          </table:table-cell>
          <table:table-cell office:value-type="string">
            <text:p>./autor</text:p>
          </table:table-cell>
          <table:table-cell office:value-type="string">
            <text:p>./autor</text:p>
          </table:table-cell>
          <table:table-cell table:number-columns-repeated="2"/>
          <table:table-cell office:value-type="string">
            <text:p>./authors</text:p>
          </table:table-cell>
          <table:table-cell table:number-columns-repeated="2"/>
          <table:table-cell office:value-type="string">
            <text:p>./author</text:p>
          </table:table-cell>
          <table:table-cell/>
          <table:table-cell office:value-type="string">
            <text:p>./*[contains(name()</text:p>
          </table:table-cell>
          <table:table-cell office:value-type="string">
            <text:p><text:s/>'authors_')]</text:p>
          </table:table-cell>
          <table:table-cell office:value-type="string">
            <text:p>./n:attributes/n:attribute[n:name='Producent']/n:value</text:p>
          </table:table-cell>
          <table:table-cell office:value-type="string">
            <text:p>./autorzy</text:p>
          </table:table-cell>
          <table:table-cell office:value-type="string">
            <text:p>./n:attributes/n:attribute[n:name='Autor']/n:value</text:p>
          </table:table-cell>
          <table:table-cell table:number-columns-repeated="2"/>
        </table:table-row>
        <table:table-row table:style-name="ro1">
          <table:table-cell office:value-type="string">
            <text:p>subscription</text:p>
          </table:table-cell>
          <table:table-cell table:number-columns-repeated="22"/>
          <table:table-cell office:value-type="string">
            <text:p>./n:attributes/n:attribute[n:name='Abonament']/n:value</text:p>
          </table:table-cell>
          <table:table-cell table:number-columns-repeated="25"/>
        </table:table-row>
        <table:table-row table:style-name="ro1">
          <table:table-cell office:value-type="string">
            <text:p>cover_parent</text:p>
          </table:table-cell>
          <table:table-cell table:number-columns-repeated="42"/>
          <table:table-cell office:value-type="string">
            <text:p>./n:attributes/n:attribute[n:name='zm:imageParent']/n:value</text:p>
          </table:table-cell>
          <table:table-cell table:number-columns-repeated="5"/>
        </table:table-row>
        <table:table-row table:style-name="ro1">
          <table:table-cell office:value-type="string">
            <text:p>descriptionShort</text:p>
          </table:table-cell>
          <table:table-cell table:number-columns-repeated="34"/>
          <table:table-cell office:value-type="string">
            <text:p>./descriptionShort</text:p>
          </table:table-cell>
          <table:table-cell table:number-columns-repeated="13"/>
        </table:table-row>
        <table:table-row table:style-name="ro1">
          <table:table-cell office:value-type="string">
            <text:p>add_to_cart_url</text:p>
          </table:table-cell>
          <table:table-cell table:number-columns-repeated="23"/>
          <table:table-cell office:value-type="string">
            <text:p>./url_koszyk</text:p>
          </table:table-cell>
          <table:table-cell table:number-columns-repeated="24"/>
        </table:table-row>
        <table:table-row table:style-name="ro1">
          <table:table-cell office:value-type="string">
            <text:p>./a[@href]</text:p>
          </table:table-cell>
          <table:table-cell table:number-columns-repeated="35"/>
          <table:table-cell office:value-type="string">
            <text:p>url</text:p>
          </table:table-cell>
          <table:table-cell table:number-columns-repeated="12"/>
        </table:table-row>
        <table:table-row table:style-name="ro1">
          <table:table-cell office:value-type="string">
            <text:p>issue_id</text:p>
          </table:table-cell>
          <table:table-cell table:number-columns-repeated="24"/>
          <table:table-cell office:value-type="string">
            <text:p>./issues/issue/issue_id</text:p>
          </table:table-cell>
          <table:table-cell table:number-columns-repeated="23"/>
        </table:table-row>
        <table:table-row table:style-name="ro1">
          <table:table-cell office:value-type="string">
            <text:p>isbns</text:p>
          </table:table-cell>
          <table:table-cell table:number-columns-repeated="4"/>
          <table:table-cell office:value-type="string">
            <text:p>./isbn</text:p>
          </table:table-cell>
          <table:table-cell office:value-type="string">
            <text:p>./isbn</text:p>
          </table:table-cell>
          <table:table-cell office:value-type="string">
            <text:p>./isbn</text:p>
          </table:table-cell>
          <table:table-cell/>
          <table:table-cell office:value-type="string">
            <text:p>./attrs/a[@name='ISBN']</text:p>
          </table:table-cell>
          <table:table-cell office:value-type="string">
            <text:p>./isbn</text:p>
          </table:table-cell>
          <table:table-cell office:value-type="string">
            <text:p>./isbn</text:p>
          </table:table-cell>
          <table:table-cell office:value-type="string">
            <text:p>./isbn</text:p>
          </table:table-cell>
          <table:table-cell office:value-type="string">
            <text:p>./isbn</text:p>
          </table:table-cell>
          <table:table-cell/>
          <table:table-cell office:value-type="string">
            <text:p>./attrs/a[@name='ISBN']</text:p>
          </table:table-cell>
          <table:table-cell office:value-type="string">
            <text:p>./isbn</text:p>
          </table:table-cell>
          <table:table-cell office:value-type="string">
            <text:p>./producer_ident</text:p>
          </table:table-cell>
          <table:table-cell/>
          <table:table-cell office:value-type="string">
            <text:p>./isbn</text:p>
          </table:table-cell>
          <table:table-cell office:value-type="string">
            <text:p>./attrs/a[@name='EAN']</text:p>
          </table:table-cell>
          <table:table-cell office:value-type="string">
            <text:p>./property[@name='isbn']</text:p>
          </table:table-cell>
          <table:table-cell office:value-type="string">
            <text:p>./attrs/a[@name='EAN']</text:p>
          </table:table-cell>
          <table:table-cell office:value-type="string">
            <text:p>./n:attributes/n:attribute[n:name='ISBN']/n:value</text:p>
          </table:table-cell>
          <table:table-cell office:value-type="string">
            <text:p>./identyfikator</text:p>
          </table:table-cell>
          <table:table-cell office:value-type="string">
            <text:p>./isbn</text:p>
          </table:table-cell>
          <table:table-cell office:value-type="string">
            <text:p>./isbn</text:p>
          </table:table-cell>
          <table:table-cell/>
          <table:table-cell office:value-type="string">
            <text:p>./isbns</text:p>
          </table:table-cell>
          <table:table-cell table:number-columns-repeated="2"/>
          <table:table-cell office:value-type="string">
            <text:p>./isbn</text:p>
          </table:table-cell>
          <table:table-cell office:value-type="string">
            <text:p>./isbn</text:p>
          </table:table-cell>
          <table:table-cell office:value-type="string">
            <text:p>./atribute[@Name='ISBN']</text:p>
          </table:table-cell>
          <table:table-cell/>
          <table:table-cell office:value-type="string">
            <text:p>./isbn</text:p>
          </table:table-cell>
          <table:table-cell/>
          <table:table-cell office:value-type="string">
            <text:p>./attrs/a[@name='ISBN']</text:p>
          </table:table-cell>
          <table:table-cell table:number-columns-repeated="2"/>
          <table:table-cell office:value-type="string">
            <text:p>./producer_ident</text:p>
          </table:table-cell>
          <table:table-cell/>
          <table:table-cell office:value-type="string">
            <text:p>./isbn</text:p>
          </table:table-cell>
          <table:table-cell office:value-type="string">
            <text:p>./n:attributes/n:attribute[n:name='ISBN']/n:value</text:p>
          </table:table-cell>
          <table:table-cell table:number-columns-repeated="5"/>
        </table:table-row>
        <table:table-row table:style-name="ro1">
          <table:table-cell office:value-type="string">
            <text:p>formats</text:p>
          </table:table-cell>
          <table:table-cell table:number-columns-repeated="4"/>
          <table:table-cell office:value-type="string">
            <text:p>./ebook_formaty/ebook_format</text:p>
          </table:table-cell>
          <table:table-cell office:value-type="string">
            <text:p>./format</text:p>
          </table:table-cell>
          <table:table-cell office:value-type="string">
            <text:p>./format</text:p>
          </table:table-cell>
          <table:table-cell table:number-columns-repeated="2"/>
          <table:table-cell office:value-type="string">
            <text:p>./format</text:p>
          </table:table-cell>
          <table:table-cell office:value-type="string">
            <text:p>./ebook_formaty/ebook_format</text:p>
          </table:table-cell>
          <table:table-cell/>
          <table:table-cell office:value-type="string">
            <text:p>./ebook_formaty/ebook_format</text:p>
          </table:table-cell>
          <table:table-cell office:value-type="string">
            <text:p>./div[@class='book_box_format']</text:p>
          </table:table-cell>
          <table:table-cell office:value-type="string">
            <text:p>./attrs/a[@name='Format']</text:p>
          </table:table-cell>
          <table:table-cell table:number-columns-repeated="3"/>
          <table:table-cell office:value-type="string">
            <text:p>./ebook_formaty/ebook_format</text:p>
          </table:table-cell>
          <table:table-cell/>
          <table:table-cell office:value-type="string">
            <text:p>./property[@name='format']</text:p>
          </table:table-cell>
          <table:table-cell/>
          <table:table-cell office:value-type="string">
            <text:p>./n:attributes/n:attribute[n:name='Format']/n:value</text:p>
          </table:table-cell>
          <table:table-cell office:value-type="string">
            <text:p>./nosnik</text:p>
          </table:table-cell>
          <table:table-cell office:value-type="string">
            <text:p>./issues/issue/format{'format': ('./type'</text:p>
          </table:table-cell>
          <table:table-cell office:value-type="string">
            <text:p><text:s/>'')</text:p>
          </table:table-cell>
          <table:table-cell office:value-type="string">
            <text:p><text:s/>'protection': ('./file-protection/type'</text:p>
          </table:table-cell>
          <table:table-cell office:value-type="string">
            <text:p><text:s/>'')</text:p>
          </table:table-cell>
          <table:table-cell office:value-type="string">
            <text:p><text:s/>'properties': ('./file-protection/properties'</text:p>
          </table:table-cell>
          <table:table-cell office:value-type="string">
            <text:p><text:s/>'')}</text:p>
          </table:table-cell>
          <table:table-cell office:value-type="string">
            <text:p>./ebook_formaty/ebook_format</text:p>
          </table:table-cell>
          <table:table-cell office:value-type="string">
            <text:p>./formats</text:p>
          </table:table-cell>
          <table:table-cell office:value-type="string">
            <text:p>./formats</text:p>
          </table:table-cell>
          <table:table-cell office:value-type="string">
            <text:p>./formaty</text:p>
          </table:table-cell>
          <table:table-cell/>
          <table:table-cell office:value-type="string">
            <text:p>./ebook_formaty/ebook_format</text:p>
          </table:table-cell>
          <table:table-cell office:value-type="string">
            <text:p>./ebook_formaty/ebook_format</text:p>
          </table:table-cell>
          <table:table-cell table:number-columns-repeated="2"/>
          <table:table-cell office:value-type="string">
            <text:p>./format</text:p>
          </table:table-cell>
          <table:table-cell/>
          <table:table-cell office:value-type="string">
            <text:p>./attrs/a[@name='Format']</text:p>
          </table:table-cell>
          <table:table-cell office:value-type="string">
            <text:p>./formats</text:p>
          </table:table-cell>
          <table:table-cell table:number-columns-repeated="3"/>
          <table:table-cell office:value-type="string">
            <text:p>./format</text:p>
          </table:table-cell>
          <table:table-cell office:value-type="string">
            <text:p>./n:attributes/n:attribute[n:name='Format pliku']/n:value</text:p>
          </table:table-cell>
        </table:table-row>
        <table:table-row table:style-name="ro1">
          <table:table-cell office:value-type="string">
            <text:p>advanced_booking</text:p>
          </table:table-cell>
          <table:table-cell table:number-columns-repeated="4"/>
          <table:table-cell office:value-type="string">
            <text:p>./przedsprzedazDO</text:p>
          </table:table-cell>
          <table:table-cell table:number-columns-repeated="5"/>
          <table:table-cell office:value-type="string">
            <text:p>./przedsprzedazDO</text:p>
          </table:table-cell>
          <table:table-cell/>
          <table:table-cell office:value-type="string">
            <text:p>./przedsprzedazDO</text:p>
          </table:table-cell>
          <table:table-cell table:number-columns-repeated="5"/>
          <table:table-cell office:value-type="string">
            <text:p>./przedsprzedazDO</text:p>
          </table:table-cell>
          <table:table-cell table:number-columns-repeated="6"/>
          <table:table-cell office:value-type="string">
            <text:p>./przedsprzedazDO</text:p>
          </table:table-cell>
          <table:table-cell table:number-columns-repeated="4"/>
          <table:table-cell office:value-type="string">
            <text:p>./przedsprzedazDO</text:p>
          </table:table-cell>
          <table:table-cell office:value-type="string">
            <text:p>./przedsprzedazDO</text:p>
          </table:table-cell>
          <table:table-cell table:number-columns-repeated="16"/>
        </table:table-row>
        <table:table-row table:style-name="ro1">
          <table:table-cell office:value-type="string">
            <text:p>cover_medium</text:p>
          </table:table-cell>
          <table:table-cell table:number-columns-repeated="42"/>
          <table:table-cell office:value-type="string">
            <text:p>./n:attributes/n:attribute[n:name='zm:imageMedium']/n:value</text:p>
          </table:table-cell>
          <table:table-cell table:number-columns-repeated="5"/>
        </table:table-row>
        <table:table-row table:style-name="ro1">
          <table:table-cell office:value-type="string">
            <text:p>awId</text:p>
          </table:table-cell>
          <table:table-cell table:number-columns-repeated="32"/>
          <table:table-cell office:value-type="string">
            <text:p>@awId</text:p>
          </table:table-cell>
          <table:table-cell table:number-columns-repeated="15"/>
        </table:table-row>
        <table:table-row table:style-name="ro1">
          <table:table-cell office:value-type="string">
            <text:p>./a[@title]</text:p>
          </table:table-cell>
          <table:table-cell table:number-columns-repeated="35"/>
          <table:table-cell office:value-type="string">
            <text:p>title</text:p>
          </table:table-cell>
          <table:table-cell table:number-columns-repeated="12"/>
        </table:table-row>
        <table:table-row table:style-name="ro1">
          <table:table-cell office:value-type="string">
            <text:p>binding</text:p>
          </table:table-cell>
          <table:table-cell table:number-columns-repeated="4"/>
          <table:table-cell office:value-type="string">
            <text:p>./oprawa</text:p>
          </table:table-cell>
          <table:table-cell table:number-columns-repeated="5"/>
          <table:table-cell office:value-type="string">
            <text:p>./oprawa</text:p>
          </table:table-cell>
          <table:table-cell/>
          <table:table-cell office:value-type="string">
            <text:p>./oprawa</text:p>
          </table:table-cell>
          <table:table-cell table:number-columns-repeated="5"/>
          <table:table-cell office:value-type="string">
            <text:p>./oprawa</text:p>
          </table:table-cell>
          <table:table-cell table:number-columns-repeated="6"/>
          <table:table-cell office:value-type="string">
            <text:p>./oprawa</text:p>
          </table:table-cell>
          <table:table-cell table:number-columns-repeated="3"/>
          <table:table-cell office:value-type="string">
            <text:p>cover</text:p>
          </table:table-cell>
          <table:table-cell office:value-type="string">
            <text:p>./oprawa</text:p>
          </table:table-cell>
          <table:table-cell office:value-type="string">
            <text:p>./oprawa</text:p>
          </table:table-cell>
          <table:table-cell table:number-columns-repeated="16"/>
        </table:table-row>
        <table:table-row table:style-name="ro1">
          <table:table-cell office:value-type="string">
            <text:p>is_new</text:p>
          </table:table-cell>
          <table:table-cell table:number-columns-repeated="4"/>
          <table:table-cell office:value-type="string">
            <text:p>./nowosc</text:p>
          </table:table-cell>
          <table:table-cell table:number-columns-repeated="5"/>
          <table:table-cell office:value-type="string">
            <text:p>./nowosc</text:p>
          </table:table-cell>
          <table:table-cell/>
          <table:table-cell office:value-type="string">
            <text:p>./nowosc</text:p>
          </table:table-cell>
          <table:table-cell table:number-columns-repeated="5"/>
          <table:table-cell office:value-type="string">
            <text:p>./nowosc</text:p>
          </table:table-cell>
          <table:table-cell table:number-columns-repeated="6"/>
          <table:table-cell office:value-type="string">
            <text:p>./nowosc</text:p>
          </table:table-cell>
          <table:table-cell table:number-columns-repeated="4"/>
          <table:table-cell office:value-type="string">
            <text:p>./nowosc</text:p>
          </table:table-cell>
          <table:table-cell office:value-type="string">
            <text:p>./nowosc</text:p>
          </table:table-cell>
          <table:table-cell table:number-columns-repeated="16"/>
        </table:table-row>
        <table:table-row table:style-name="ro1">
          <table:table-cell office:value-type="string">
            <text:p>file_size</text:p>
          </table:table-cell>
          <table:table-cell table:number-columns-repeated="11"/>
          <table:table-cell office:value-type="string">
            <text:p>./wielkosc_pliku</text:p>
          </table:table-cell>
          <table:table-cell table:number-columns-repeated="36"/>
        </table:table-row>
        <table:table-row table:style-name="ro1">
          <table:table-cell office:value-type="string">
            <text:p>linked</text:p>
          </table:table-cell>
          <table:table-cell table:number-columns-repeated="4"/>
          <table:table-cell office:value-type="string">
            <text:p>./powiazane/ident_powiazany</text:p>
          </table:table-cell>
          <table:table-cell table:number-columns-repeated="5"/>
          <table:table-cell office:value-type="string">
            <text:p>./powiazane/ident_powiazany</text:p>
          </table:table-cell>
          <table:table-cell/>
          <table:table-cell office:value-type="string">
            <text:p>./powiazane/ident_powiazany</text:p>
          </table:table-cell>
          <table:table-cell table:number-columns-repeated="5"/>
          <table:table-cell office:value-type="string">
            <text:p>./powiazane/ident_powiazany</text:p>
          </table:table-cell>
          <table:table-cell table:number-columns-repeated="6"/>
          <table:table-cell office:value-type="string">
            <text:p>./powiazane/ident_powiazany</text:p>
          </table:table-cell>
          <table:table-cell table:number-columns-repeated="4"/>
          <table:table-cell office:value-type="string">
            <text:p>./powiazane/ident_powiazany</text:p>
          </table:table-cell>
          <table:table-cell office:value-type="string">
            <text:p>./powiazane/ident_powiazany</text:p>
          </table:table-cell>
          <table:table-cell table:number-columns-repeated="16"/>
        </table:table-row>
        <table:table-row table:style-name="ro1">
          <table:table-cell office:value-type="string">
            <text:p>utm_term</text:p>
          </table:table-cell>
          <table:table-cell table:number-columns-repeated="23"/>
          <table:table-cell office:value-type="string">
            <text:p>./utm_term</text:p>
          </table:table-cell>
          <table:table-cell table:number-columns-repeated="24"/>
        </table:table-row>
        <table:table-row table:style-name="ro1">
          <table:table-cell office:value-type="string">
            <text:p>cover_back</text:p>
          </table:table-cell>
          <table:table-cell table:number-columns-repeated="4"/>
          <table:table-cell office:value-type="string">
            <text:p>./okladkatyl</text:p>
          </table:table-cell>
          <table:table-cell table:number-columns-repeated="5"/>
          <table:table-cell office:value-type="string">
            <text:p>./okladkatyl</text:p>
          </table:table-cell>
          <table:table-cell/>
          <table:table-cell office:value-type="string">
            <text:p>./okladkatyl</text:p>
          </table:table-cell>
          <table:table-cell table:number-columns-repeated="5"/>
          <table:table-cell office:value-type="string">
            <text:p>./okladkatyl</text:p>
          </table:table-cell>
          <table:table-cell table:number-columns-repeated="6"/>
          <table:table-cell office:value-type="string">
            <text:p>./okladkatyl</text:p>
          </table:table-cell>
          <table:table-cell table:number-columns-repeated="4"/>
          <table:table-cell office:value-type="string">
            <text:p>./okladkatyl</text:p>
          </table:table-cell>
          <table:table-cell office:value-type="string">
            <text:p>./okladkatyl</text:p>
          </table:table-cell>
          <table:table-cell table:number-columns-repeated="16"/>
        </table:table-row>
        <table:table-row table:style-name="ro1">
          <table:table-cell office:value-type="string">
            <text:p>small_cover</text:p>
          </table:table-cell>
          <table:table-cell table:number-columns-repeated="11"/>
          <table:table-cell office:value-type="string">
            <text:p>./male_zdjecie</text:p>
          </table:table-cell>
          <table:table-cell table:number-columns-repeated="36"/>
        </table:table-row>
        <table:table-row table:style-name="ro1">
          <table:table-cell office:value-type="string">
            <text:p>description_short</text:p>
          </table:table-cell>
          <table:table-cell table:number-columns-repeated="16"/>
          <table:table-cell office:value-type="string">
            <text:p>./describe_short</text:p>
          </table:table-cell>
          <table:table-cell table:number-columns-repeated="22"/>
          <table:table-cell office:value-type="string">
            <text:p>./describe_short</text:p>
          </table:table-cell>
          <table:table-cell table:number-columns-repeated="8"/>
        </table:table-row>
        <table:table-row table:style-name="ro1">
          <table:table-cell office:value-type="string">
            <text:p>status</text:p>
          </table:table-cell>
          <table:table-cell table:number-columns-repeated="16"/>
          <table:table-cell office:value-type="string">
            <text:p>./status</text:p>
          </table:table-cell>
          <table:table-cell table:number-columns-repeated="6"/>
          <table:table-cell office:value-type="string">
            <text:p>./status</text:p>
          </table:table-cell>
          <table:table-cell table:number-columns-repeated="5"/>
          <table:table-cell office:value-type="string">
            <text:p>status</text:p>
          </table:table-cell>
          <table:table-cell table:number-columns-repeated="9"/>
          <table:table-cell office:value-type="string">
            <text:p>./status</text:p>
          </table:table-cell>
          <table:table-cell table:number-columns-repeated="8"/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./desc</text:p>
          </table:table-cell>
          <table:table-cell office:value-type="string">
            <text:p>./desc</text:p>
          </table:table-cell>
          <table:table-cell office:value-type="string">
            <text:p>./description</text:p>
          </table:table-cell>
          <table:table-cell office:value-type="string">
            <text:p>./n:description</text:p>
          </table:table-cell>
          <table:table-cell office:value-type="string">
            <text:p>./opis</text:p>
          </table:table-cell>
          <table:table-cell office:value-type="string">
            <text:p>./description</text:p>
          </table:table-cell>
          <table:table-cell/>
          <table:table-cell office:value-type="string">
            <text:p>./n:desc</text:p>
          </table:table-cell>
          <table:table-cell office:value-type="string">
            <text:p>./desc</text:p>
          </table:table-cell>
          <table:table-cell/>
          <table:table-cell office:value-type="string">
            <text:p>./opis</text:p>
          </table:table-cell>
          <table:table-cell/>
          <table:table-cell office:value-type="string">
            <text:p>./opis</text:p>
          </table:table-cell>
          <table:table-cell office:value-type="string">
            <text:p>./div[@class='book_box_desc']</text:p>
          </table:table-cell>
          <table:table-cell office:value-type="string">
            <text:p>./desc</text:p>
          </table:table-cell>
          <table:table-cell office:value-type="string">
            <text:p>./description</text:p>
          </table:table-cell>
          <table:table-cell office:value-type="string">
            <text:p>./describe_long</text:p>
          </table:table-cell>
          <table:table-cell/>
          <table:table-cell office:value-type="string">
            <text:p>./opis</text:p>
          </table:table-cell>
          <table:table-cell office:value-type="string">
            <text:p>./desc</text:p>
          </table:table-cell>
          <table:table-cell office:value-type="string">
            <text:p>./description</text:p>
          </table:table-cell>
          <table:table-cell office:value-type="string">
            <text:p>./desc</text:p>
          </table:table-cell>
          <table:table-cell office:value-type="string">
            <text:p>./n:description</text:p>
          </table:table-cell>
          <table:table-cell office:value-type="string">
            <text:p>./opis</text:p>
          </table:table-cell>
          <table:table-cell office:value-type="string">
            <text:p>./body</text:p>
          </table:table-cell>
          <table:table-cell office:value-type="string">
            <text:p>./opis</text:p>
          </table:table-cell>
          <table:table-cell table:number-columns-repeated="3"/>
          <table:table-cell office:value-type="string">
            <text:p>description</text:p>
          </table:table-cell>
          <table:table-cell office:value-type="string">
            <text:p>./opis</text:p>
          </table:table-cell>
          <table:table-cell office:value-type="string">
            <text:p>./opis</text:p>
          </table:table-cell>
          <table:table-cell office:value-type="string">
            <text:p>./desc</text:p>
          </table:table-cell>
          <table:table-cell office:value-type="string">
            <text:p>./n:description</text:p>
          </table:table-cell>
          <table:table-cell office:value-type="string">
            <text:p>./description</text:p>
          </table:table-cell>
          <table:table-cell/>
          <table:table-cell office:value-type="string">
            <text:p>./desc</text:p>
          </table:table-cell>
          <table:table-cell table:number-columns-repeated="2"/>
          <table:table-cell office:value-type="string">
            <text:p>./describe_long</text:p>
          </table:table-cell>
          <table:table-cell office:value-type="string">
            <text:p>./n:description</text:p>
          </table:table-cell>
          <table:table-cell/>
          <table:table-cell office:value-type="string">
            <text:p>./n:description</text:p>
          </table:table-cell>
          <table:table-cell table:number-columns-repeated="5"/>
        </table:table-row>
        <table:table-row table:style-name="ro1">
          <table:table-cell office:value-type="string">
            <text:p>price</text:p>
          </table:table-cell>
          <table:table-cell office:value-type="string">
            <text:p>@price</text:p>
          </table:table-cell>
          <table:table-cell office:value-type="string">
            <text:p>@price</text:p>
          </table:table-cell>
          <table:table-cell office:value-type="string">
            <text:p>./price</text:p>
          </table:table-cell>
          <table:table-cell office:value-type="string">
            <text:p>./n:price</text:p>
          </table:table-cell>
          <table:table-cell office:value-type="string">
            <text:p>./cena</text:p>
          </table:table-cell>
          <table:table-cell office:value-type="string">
            <text:p>./price</text:p>
          </table:table-cell>
          <table:table-cell office:value-type="string">
            <text:p>./price</text:p>
          </table:table-cell>
          <table:table-cell office:value-type="string">
            <text:p>@price</text:p>
          </table:table-cell>
          <table:table-cell office:value-type="string">
            <text:p>@price</text:p>
          </table:table-cell>
          <table:table-cell office:value-type="string">
            <text:p>./price</text:p>
          </table:table-cell>
          <table:table-cell office:value-type="string">
            <text:p>./cena</text:p>
          </table:table-cell>
          <table:table-cell office:value-type="string">
            <text:p>./cena</text:p>
          </table:table-cell>
          <table:table-cell office:value-type="string">
            <text:p>./cena</text:p>
          </table:table-cell>
          <table:table-cell/>
          <table:table-cell office:value-type="string">
            <text:p>@price</text:p>
          </table:table-cell>
          <table:table-cell office:value-type="string">
            <text:p>./price</text:p>
          </table:table-cell>
          <table:table-cell office:value-type="string">
            <text:p>./price</text:p>
          </table:table-cell>
          <table:table-cell/>
          <table:table-cell office:value-type="string">
            <text:p>./cena</text:p>
          </table:table-cell>
          <table:table-cell office:value-type="string">
            <text:p>@price</text:p>
          </table:table-cell>
          <table:table-cell office:value-type="string">
            <text:p>./price</text:p>
          </table:table-cell>
          <table:table-cell office:value-type="string">
            <text:p>@price</text:p>
          </table:table-cell>
          <table:table-cell office:value-type="string">
            <text:p>./n:price</text:p>
          </table:table-cell>
          <table:table-cell office:value-type="string">
            <text:p>./cena</text:p>
          </table:table-cell>
          <table:table-cell/>
          <table:table-cell office:value-type="string">
            <text:p>./cena</text:p>
          </table:table-cell>
          <table:table-cell/>
          <table:table-cell office:value-type="string">
            <text:p>./price</text:p>
          </table:table-cell>
          <table:table-cell office:value-type="string">
            <text:p>./cena</text:p>
          </table:table-cell>
          <table:table-cell office:value-type="string">
            <text:p>price</text:p>
          </table:table-cell>
          <table:table-cell office:value-type="string">
            <text:p>./cena</text:p>
          </table:table-cell>
          <table:table-cell office:value-type="string">
            <text:p>./cena</text:p>
          </table:table-cell>
          <table:table-cell office:value-type="string">
            <text:p>./price/display</text:p>
          </table:table-cell>
          <table:table-cell office:value-type="string">
            <text:p>./n:price</text:p>
          </table:table-cell>
          <table:table-cell office:value-type="string">
            <text:p>./price</text:p>
          </table:table-cell>
          <table:table-cell/>
          <table:table-cell office:value-type="string">
            <text:p>@price</text:p>
          </table:table-cell>
          <table:table-cell office:value-type="string">
            <text:p>./cena</text:p>
          </table:table-cell>
          <table:table-cell/>
          <table:table-cell office:value-type="string">
            <text:p>./price</text:p>
          </table:table-cell>
          <table:table-cell office:value-type="string">
            <text:p>./n:price</text:p>
          </table:table-cell>
          <table:table-cell office:value-type="string">
            <text:p>./cena</text:p>
          </table:table-cell>
          <table:table-cell office:value-type="string">
            <text:p>./n:price</text:p>
          </table:table-cell>
          <table:table-cell table:number-columns-repeated="5"/>
        </table:table-row>
        <table:table-row table:style-name="ro1">
          <table:table-cell office:value-type="string">
            <text:p>section_id</text:p>
          </table:table-cell>
          <table:table-cell table:number-columns-repeated="23"/>
          <table:table-cell office:value-type="string">
            <text:p>./dzial_id</text:p>
          </table:table-cell>
          <table:table-cell table:number-columns-repeated="24"/>
        </table:table-row>
        <table:table-row table:style-name="ro1">
          <table:table-cell office:value-type="string">
            <text:p>alert</text:p>
          </table:table-cell>
          <table:table-cell table:number-columns-repeated="26"/>
          <table:table-cell office:value-type="string">
            <text:p>./alert</text:p>
          </table:table-cell>
          <table:table-cell table:number-columns-repeated="21"/>
        </table:table-row>
        <table:table-row table:style-name="ro1">
          <table:table-cell office:value-type="string">
            <text:p>vat_percent</text:p>
          </table:table-cell>
          <table:table-cell table:number-columns-repeated="4"/>
          <table:table-cell office:value-type="string">
            <text:p>./ksiegarnie_nieinter/vat_procent</text:p>
          </table:table-cell>
          <table:table-cell table:number-columns-repeated="5"/>
          <table:table-cell office:value-type="string">
            <text:p>./ksiegarnie_nieinter/vat_procent</text:p>
          </table:table-cell>
          <table:table-cell/>
          <table:table-cell office:value-type="string">
            <text:p>./ksiegarnie_nieinter/vat_procent</text:p>
          </table:table-cell>
          <table:table-cell table:number-columns-repeated="5"/>
          <table:table-cell office:value-type="string">
            <text:p>./ksiegarnie_nieinter/vat_procent</text:p>
          </table:table-cell>
          <table:table-cell table:number-columns-repeated="6"/>
          <table:table-cell office:value-type="string">
            <text:p>./ksiegarnie_nieinter/vat_procent</text:p>
          </table:table-cell>
          <table:table-cell table:number-columns-repeated="4"/>
          <table:table-cell office:value-type="string">
            <text:p>./ksiegarnie_nieinter/vat_procent</text:p>
          </table:table-cell>
          <table:table-cell office:value-type="string">
            <text:p>./ksiegarnie_nieinter/vat_procent</text:p>
          </table:table-cell>
          <table:table-cell table:number-columns-repeated="16"/>
        </table:table-row>
        <table:table-row table:style-name="ro1">
          <table:table-cell office:value-type="string">
            <text:p>stack</text:p>
          </table:table-cell>
          <table:table-cell table:number-columns-repeated="21"/>
          <table:table-cell office:value-type="string">
            <text:p>@stack</text:p>
          </table:table-cell>
          <table:table-cell table:number-columns-repeated="26"/>
        </table:table-row>
        <table:table-row table:style-name="ro1">
          <table:table-cell office:value-type="string">
            <text:p>lang</text:p>
          </table:table-cell>
          <table:table-cell table:number-columns-repeated="23"/>
          <table:table-cell office:value-type="string">
            <text:p>./jezyk</text:p>
          </table:table-cell>
          <table:table-cell table:number-columns-repeated="24"/>
        </table:table-row>
        <table:table-row table:style-name="ro1">
          <table:table-cell office:value-type="string">
            <text:p>on_demand</text:p>
          </table:table-cell>
          <table:table-cell table:number-columns-repeated="4"/>
          <table:table-cell office:value-type="string">
            <text:p>./nazadanie</text:p>
          </table:table-cell>
          <table:table-cell table:number-columns-repeated="5"/>
          <table:table-cell office:value-type="string">
            <text:p>./nazadanie</text:p>
          </table:table-cell>
          <table:table-cell/>
          <table:table-cell office:value-type="string">
            <text:p>./nazadanie</text:p>
          </table:table-cell>
          <table:table-cell table:number-columns-repeated="5"/>
          <table:table-cell office:value-type="string">
            <text:p>./nazadanie</text:p>
          </table:table-cell>
          <table:table-cell table:number-columns-repeated="6"/>
          <table:table-cell office:value-type="string">
            <text:p>./nazadanie</text:p>
          </table:table-cell>
          <table:table-cell table:number-columns-repeated="4"/>
          <table:table-cell office:value-type="string">
            <text:p>./nazadanie</text:p>
          </table:table-cell>
          <table:table-cell office:value-type="string">
            <text:p>./nazadanie</text:p>
          </table:table-cell>
          <table:table-cell table:number-columns-repeated="16"/>
        </table:table-row>
        <table:table-row table:style-name="ro1">
          <table:table-cell office:value-type="string">
            <text:p>url</text:p>
          </table:table-cell>
          <table:table-cell office:value-type="string">
            <text:p>@url</text:p>
          </table:table-cell>
          <table:table-cell office:value-type="string">
            <text:p>@url</text:p>
          </table:table-cell>
          <table:table-cell office:value-type="string">
            <text:p>./url</text:p>
          </table:table-cell>
          <table:table-cell office:value-type="string">
            <text:p>./n:url</text:p>
          </table:table-cell>
          <table:table-cell office:value-type="string">
            <text:p>./link</text:p>
          </table:table-cell>
          <table:table-cell office:value-type="string">
            <text:p>./url</text:p>
          </table:table-cell>
          <table:table-cell office:value-type="string">
            <text:p>./url</text:p>
          </table:table-cell>
          <table:table-cell office:value-type="string">
            <text:p>@url</text:p>
          </table:table-cell>
          <table:table-cell office:value-type="string">
            <text:p>@url</text:p>
          </table:table-cell>
          <table:table-cell office:value-type="string">
            <text:p>./url</text:p>
          </table:table-cell>
          <table:table-cell office:value-type="string">
            <text:p>./link</text:p>
          </table:table-cell>
          <table:table-cell office:value-type="string">
            <text:p>./link</text:p>
          </table:table-cell>
          <table:table-cell office:value-type="string">
            <text:p>./link</text:p>
          </table:table-cell>
          <table:table-cell office:value-type="string">
            <text:p>./a[@href]</text:p>
          </table:table-cell>
          <table:table-cell office:value-type="string">
            <text:p>@url</text:p>
          </table:table-cell>
          <table:table-cell office:value-type="string">
            <text:p>./productUrl</text:p>
          </table:table-cell>
          <table:table-cell office:value-type="string">
            <text:p>./url</text:p>
          </table:table-cell>
          <table:table-cell office:value-type="string">
            <text:p>./link</text:p>
          </table:table-cell>
          <table:table-cell office:value-type="string">
            <text:p>./link</text:p>
          </table:table-cell>
          <table:table-cell office:value-type="string">
            <text:p>@url</text:p>
          </table:table-cell>
          <table:table-cell office:value-type="string">
            <text:p>./url</text:p>
          </table:table-cell>
          <table:table-cell office:value-type="string">
            <text:p>@url</text:p>
          </table:table-cell>
          <table:table-cell office:value-type="string">
            <text:p>./n:url</text:p>
          </table:table-cell>
          <table:table-cell office:value-type="string">
            <text:p>./url</text:p>
          </table:table-cell>
          <table:table-cell/>
          <table:table-cell office:value-type="string">
            <text:p>./link</text:p>
          </table:table-cell>
          <table:table-cell office:value-type="string">
            <text:p>./url</text:p>
          </table:table-cell>
          <table:table-cell office:value-type="string">
            <text:p>./productUrl</text:p>
          </table:table-cell>
          <table:table-cell office:value-type="string">
            <text:p>./url</text:p>
          </table:table-cell>
          <table:table-cell office:value-type="string">
            <text:p>url</text:p>
          </table:table-cell>
          <table:table-cell office:value-type="string">
            <text:p>./link</text:p>
          </table:table-cell>
          <table:table-cell office:value-type="string">
            <text:p>./link</text:p>
          </table:table-cell>
          <table:table-cell office:value-type="string">
            <text:p>./awLink</text:p>
          </table:table-cell>
          <table:table-cell office:value-type="string">
            <text:p>./n:url</text:p>
          </table:table-cell>
          <table:table-cell office:value-type="string">
            <text:p>./url</text:p>
          </table:table-cell>
          <table:table-cell/>
          <table:table-cell office:value-type="string">
            <text:p>@url</text:p>
          </table:table-cell>
          <table:table-cell office:value-type="string">
            <text:p>./link</text:p>
          </table:table-cell>
          <table:table-cell/>
          <table:table-cell office:value-type="string">
            <text:p>./url</text:p>
          </table:table-cell>
          <table:table-cell office:value-type="string">
            <text:p>./n:url</text:p>
          </table:table-cell>
          <table:table-cell office:value-type="string">
            <text:p>./url</text:p>
          </table:table-cell>
          <table:table-cell office:value-type="string">
            <text:p>./n:url</text:p>
          </table:table-cell>
          <table:table-cell table:number-columns-repeated="5"/>
        </table:table-row>
        <table:table-row table:style-name="ro1">
          <table:table-cell office:value-type="string">
            <text:p>cover</text:p>
          </table:table-cell>
          <table:table-cell office:value-type="string">
            <text:p>./imgs/main[@url]</text:p>
          </table:table-cell>
          <table:table-cell office:value-type="string">
            <text:p>./imgs/main[@url]</text:p>
          </table:table-cell>
          <table:table-cell/>
          <table:table-cell office:value-type="string">
            <text:p>./n:image</text:p>
          </table:table-cell>
          <table:table-cell office:value-type="string">
            <text:p>./okladka</text:p>
          </table:table-cell>
          <table:table-cell office:value-type="string">
            <text:p>./image</text:p>
          </table:table-cell>
          <table:table-cell office:value-type="string">
            <text:p>./coverUrl</text:p>
          </table:table-cell>
          <table:table-cell office:value-type="string">
            <text:p>./n:imgs/n:main[@url]</text:p>
          </table:table-cell>
          <table:table-cell office:value-type="string">
            <text:p>./imgs/main[@url]</text:p>
          </table:table-cell>
          <table:table-cell office:value-type="string">
            <text:p>./cover</text:p>
          </table:table-cell>
          <table:table-cell office:value-type="string">
            <text:p>./okladka</text:p>
          </table:table-cell>
          <table:table-cell office:value-type="string">
            <text:p>./duze_zdjecie</text:p>
          </table:table-cell>
          <table:table-cell office:value-type="string">
            <text:p>./okladka</text:p>
          </table:table-cell>
          <table:table-cell office:value-type="string">
            <text:p>./a/img[@src]</text:p>
          </table:table-cell>
          <table:table-cell office:value-type="string">
            <text:p>./imgs/main[@url]</text:p>
          </table:table-cell>
          <table:table-cell office:value-type="string">
            <text:p>./imageUrl</text:p>
          </table:table-cell>
          <table:table-cell office:value-type="string">
            <text:p>./*[contains(name()</text:p>
          </table:table-cell>
          <table:table-cell office:value-type="string">
            <text:p><text:s/>'covers_')]</text:p>
          </table:table-cell>
          <table:table-cell/>
          <table:table-cell office:value-type="string">
            <text:p>./okladka</text:p>
          </table:table-cell>
          <table:table-cell office:value-type="string">
            <text:p>./imgs/main[@url]</text:p>
          </table:table-cell>
          <table:table-cell office:value-type="string">
            <text:p>./image</text:p>
          </table:table-cell>
          <table:table-cell office:value-type="string">
            <text:p>./imgs/main[@url]</text:p>
          </table:table-cell>
          <table:table-cell office:value-type="string">
            <text:p>./n:image</text:p>
          </table:table-cell>
          <table:table-cell office:value-type="string">
            <text:p>./url_images</text:p>
          </table:table-cell>
          <table:table-cell office:value-type="string">
            <text:p>./issues/issue/image</text:p>
          </table:table-cell>
          <table:table-cell office:value-type="string">
            <text:p>./okladka</text:p>
          </table:table-cell>
          <table:table-cell office:value-type="string">
            <text:p>./cover</text:p>
          </table:table-cell>
          <table:table-cell office:value-type="string">
            <text:p>./imageUrl</text:p>
          </table:table-cell>
          <table:table-cell office:value-type="string">
            <text:p>./okladka</text:p>
          </table:table-cell>
          <table:table-cell office:value-type="string">
            <text:p>image</text:p>
          </table:table-cell>
          <table:table-cell office:value-type="string">
            <text:p>./okladka</text:p>
          </table:table-cell>
          <table:table-cell office:value-type="string">
            <text:p>./okladka</text:p>
          </table:table-cell>
          <table:table-cell office:value-type="string">
            <text:p>./awImage</text:p>
          </table:table-cell>
          <table:table-cell office:value-type="string">
            <text:p>./n:image</text:p>
          </table:table-cell>
          <table:table-cell table:number-columns-repeated="2"/>
          <table:table-cell office:value-type="string">
            <text:p>./imgs/main[@url]</text:p>
          </table:table-cell>
          <table:table-cell office:value-type="string">
            <text:p>./okladka</text:p>
          </table:table-cell>
          <table:table-cell/>
          <table:table-cell office:value-type="string">
            <text:p>./*[contains(name()</text:p>
          </table:table-cell>
          <table:table-cell office:value-type="string">
            <text:p><text:s/>'covers_')]</text:p>
          </table:table-cell>
          <table:table-cell office:value-type="string">
            <text:p>./n:image</text:p>
          </table:table-cell>
          <table:table-cell office:value-type="string">
            <text:p>./okladka</text:p>
          </table:table-cell>
          <table:table-cell office:value-type="string">
            <text:p>./n:image</text:p>
          </table:table-cell>
          <table:table-cell table:number-columns-repeated="3"/>
        </table:table-row>
        <table:table-row table:style-name="ro1">
          <table:table-cell office:value-type="string">
            <text:p>mass</text:p>
          </table:table-cell>
          <table:table-cell table:number-columns-repeated="4"/>
          <table:table-cell office:value-type="string">
            <text:p>./ksiegarnie_nieinter/waga</text:p>
          </table:table-cell>
          <table:table-cell table:number-columns-repeated="5"/>
          <table:table-cell office:value-type="string">
            <text:p>./ksiegarnie_nieinter/waga</text:p>
          </table:table-cell>
          <table:table-cell/>
          <table:table-cell office:value-type="string">
            <text:p>./ksiegarnie_nieinter/waga</text:p>
          </table:table-cell>
          <table:table-cell table:number-columns-repeated="5"/>
          <table:table-cell office:value-type="string">
            <text:p>./ksiegarnie_nieinter/waga</text:p>
          </table:table-cell>
          <table:table-cell table:number-columns-repeated="6"/>
          <table:table-cell office:value-type="string">
            <text:p>./ksiegarnie_nieinter/waga</text:p>
          </table:table-cell>
          <table:table-cell table:number-columns-repeated="4"/>
          <table:table-cell office:value-type="string">
            <text:p>./ksiegarnie_nieinter/waga</text:p>
          </table:table-cell>
          <table:table-cell office:value-type="string">
            <text:p>./ksiegarnie_nieinter/waga</text:p>
          </table:table-cell>
          <table:table-cell table:number-columns-repeated="16"/>
        </table:table-row>
        <table:table-row table:style-name="ro1">
          <table:table-cell office:value-type="string">
            <text:p>lectors</text:p>
          </table:table-cell>
          <table:table-cell/>
          <table:table-cell office:value-type="string">
            <text:p>./attrs/a[@name='Lektor']</text:p>
          </table:table-cell>
          <table:table-cell/>
          <table:table-cell office:value-type="string">
            <text:p>./n:attributes/n:attribute[n:name='Czyta']/n:value</text:p>
          </table:table-cell>
          <table:table-cell table:number-columns-repeated="44"/>
        </table:table-row>
        <table:table-row table:style-name="ro1">
          <table:table-cell office:value-type="string">
            <text:p>category_id</text:p>
          </table:table-cell>
          <table:table-cell table:number-columns-repeated="24"/>
          <table:table-cell office:value-type="string">
            <text:p>./category_refs/id</text:p>
          </table:table-cell>
          <table:table-cell table:number-columns-repeated="7"/>
          <table:table-cell office:value-type="string">
            <text:p>./cat/awCatId</text:p>
          </table:table-cell>
          <table:table-cell table:number-columns-repeated="15"/>
        </table:table-row>
        <table:table-row table:style-name="ro1">
          <table:table-cell office:value-type="string">
            <text:p>protectionType</text:p>
          </table:table-cell>
          <table:table-cell table:number-columns-repeated="27"/>
          <table:table-cell office:value-type="string">
            <text:p>./protectionType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4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50" meta:object-count="0"/>
    <meta:generator>LibreOffice/3.5$Linux_x86 LibreOffice_project/350m1$Build-2</meta:generator>
  </office:meta>
</office:document-meta>
</file>